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paragraph-properties fo:text-align="justify" style:justify-single-word="false" fo:padding="0cm" fo:border="none" style:shadow="none" style:join-border="false"/>
    </style:style>
    <style:style style:name="P15" style:family="paragraph" style:parent-style-name="Text_20_body">
      <style:paragraph-properties fo:text-align="justify" style:justify-single-word="false" fo:padding="0cm" fo:border="none" style:shadow="none" style:join-border="false"/>
      <style:text-properties fo:background-color="#ffff00"/>
    </style:style>
    <style:style style:name="P16" style:family="paragraph" style:parent-style-name="Text_20_body">
      <style:paragraph-properties fo:text-align="center" style:justify-single-word="false" fo:padding="0cm" fo:border="none" style:shadow="none" style:join-border="false"/>
    </style:style>
    <style:style style:name="P17"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18"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19"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0"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21"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fo:padding="0cm" fo:border="none" style:shadow="none" style:join-border="false"/>
      <style:text-properties fo:color="#0000ff"/>
    </style:style>
    <style:style style:name="P23" style:family="paragraph" style:parent-style-name="Text_20_body">
      <style:paragraph-properties fo:text-align="justify" style:justify-single-word="false" fo:padding="0cm" fo:border="none" style:shadow="none" style:join-border="false"/>
      <style:text-properties fo:background-color="transparent"/>
    </style:style>
    <style:style style:name="P24" style:family="paragraph" style:parent-style-name="Text_20_body">
      <style:paragraph-properties fo:text-align="center" style:justify-single-word="false" fo:padding="0cm" fo:border="none" style:shadow="none" style:join-border="false"/>
      <style:text-properties fo:background-color="transparent"/>
    </style:style>
    <style:style style:name="P2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30"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31" style:family="paragraph" style:parent-style-name="Text_20_body">
      <style:paragraph-properties fo:text-align="justify" style:justify-single-word="false" fo:padding="0cm" fo:border="none" style:shadow="none" style:join-border="false"/>
      <style:text-properties fo:background-color="#00ccff"/>
    </style:style>
    <style:style style:name="P32"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34" style:family="paragraph" style:parent-style-name="Text_20_body">
      <style:paragraph-properties fo:text-align="justify" style:justify-single-word="false" style:border-line-width-bottom="0.012cm 0.012cm 0.012cm" fo:padding="0.074cm" fo:border-left="none" fo:border-right="none" fo:border-top="none" fo:border-bottom="0.036cm double #000000" style:shadow="none" style:join-border="false"/>
      <style:text-properties fo:background-color="transparent"/>
    </style:style>
    <style:style style:name="P3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8" style:family="paragraph" style:parent-style-name="Heading_20_1">
      <style:paragraph-properties fo:text-align="center" style:justify-single-word="false"/>
    </style:style>
    <style:style style:name="P39"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40" style:family="paragraph" style:parent-style-name="Heading_20_2">
      <style:paragraph-properties fo:text-align="center" style:justify-single-word="false"/>
    </style:style>
    <style:style style:name="P41"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42" style:family="paragraph" style:parent-style-name="Text_20_body">
      <style:paragraph-properties fo:text-align="justify" style:justify-single-word="false" fo:padding="0cm" fo:border="none" style:shadow="none" style:join-border="false"/>
      <style:text-properties fo:background-color="transparent"/>
    </style:style>
    <style:style style:name="T1" style:family="text">
      <style:text-properties fo:background-color="transparent" loext:char-shading-value="0"/>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fo:background-color="transparent" loext:char-shading-value="0"/>
    </style:style>
    <style:style style:name="T5" style:family="text">
      <style:text-properties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fo:background-color="transparent" style:font-style-asian="normal" style:font-style-complex="normal" loext:char-shading-value="0"/>
    </style:style>
    <style:style style:name="T8" style:family="text">
      <style:text-properties fo:background-color="#ffff00" loext:char-shading-value="0"/>
    </style:style>
    <style:style style:name="T9" style:family="text">
      <style:text-properties fo:background-color="#ffff00" loext:char-shading-value="0"/>
    </style:style>
    <style:style style:name="T10" style:family="text">
      <style:text-properties fo:background-color="#ffff00" loext:char-shading-value="0"/>
    </style:style>
    <style:style style:name="T11" style:family="text">
      <style:text-properties fo:background-color="#ffff00" loext:char-shading-value="0"/>
    </style:style>
    <style:style style:name="T12" style:family="text">
      <style:text-properties fo:background-color="#ffff00" loext:char-shading-value="0"/>
    </style:style>
    <style:style style:name="T13" style:family="text">
      <style:text-properties fo:background-color="#ffff00" loext:char-shading-value="0"/>
    </style:style>
    <style:style style:name="T14" style:family="text">
      <style:text-properties fo:background-color="#ffff00" loext:char-shading-value="0"/>
    </style:style>
    <style:style style:name="T15" style:family="text">
      <style:text-properties fo:background-color="#ffff00" loext:char-shading-value="0"/>
    </style:style>
    <style:style style:name="T16" style:family="text">
      <style:text-properties fo:background-color="#ffff00" loext:char-shading-value="0"/>
    </style:style>
    <style:style style:name="T17" style:family="text">
      <style:text-properties fo:background-color="#ffff00" loext:char-shading-value="0"/>
    </style:style>
    <style:style style:name="T18" style:family="text">
      <style:text-properties fo:background-color="#ffff00" loext:char-shading-value="0"/>
    </style:style>
    <style:style style:name="T19" style:family="text">
      <style:text-properties fo:background-color="#ffff00" loext:char-shading-value="0"/>
    </style:style>
    <style:style style:name="T20" style:family="text">
      <style:text-properties fo:background-color="#ffff00" loext:char-shading-value="0"/>
    </style:style>
    <style:style style:name="T21" style:family="text">
      <style:text-properties fo:background-color="#ffff00" loext:char-shading-value="0"/>
    </style:style>
    <style:style style:name="T22" style:family="text">
      <style:text-properties fo:background-color="#ffff00" loext:char-shading-value="0"/>
    </style:style>
    <style:style style:name="T23" style:family="text">
      <style:text-properties fo:background-color="#ffff00" loext:char-shading-value="0"/>
    </style:style>
    <style:style style:name="T24" style:family="text">
      <style:text-properties fo:background-color="#ffff00" loext:char-shading-value="0"/>
    </style:style>
    <style:style style:name="T25" style:family="text">
      <style:text-properties fo:background-color="#ffff00" loext:char-shading-value="0"/>
    </style:style>
    <style:style style:name="T26" style:family="text">
      <style:text-properties fo:background-color="#ffff00" loext:char-shading-value="0"/>
    </style:style>
    <style:style style:name="T27" style:family="text">
      <style:text-properties style:use-window-font-color="true" fo:background-color="transparent" loext:char-shading-value="0"/>
    </style:style>
    <style:style style:name="T28" style:family="text">
      <style:text-properties style:use-window-font-color="true" fo:language="ru" fo:country="RU"/>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weight="normal" style:font-weight-asian="normal" style:font-weight-complex="normal"/>
    </style:style>
    <style:style style:name="T31" style:family="text">
      <style:text-properties style:use-window-font-color="true" fo:language="ru" fo:country="RU" fo:font-weight="normal" fo:background-color="#ffff00" style:font-weight-asian="normal" style:font-weight-complex="normal" loext:char-shading-value="0"/>
    </style:style>
    <style:style style:name="T32" style:family="text">
      <style:text-properties style:use-window-font-color="true" fo:language="uk" fo:country="UA"/>
    </style:style>
    <style:style style:name="T33" style:family="text">
      <style:text-properties style:use-window-font-color="true" fo:language="uk" fo:country="UA" fo:font-weight="normal" style:font-weight-asian="normal" style:font-weight-complex="normal"/>
    </style:style>
    <style:style style:name="T34" style:family="text">
      <style:text-properties style:use-window-font-color="true" fo:background-color="#ffff00" loext:char-shading-value="0"/>
    </style:style>
    <style:style style:name="T35" style:family="text">
      <style:text-properties style:use-window-font-color="true" fo:background-color="#ffff00" loext:char-shading-value="0"/>
    </style:style>
    <style:style style:name="T36" style:family="text">
      <style:text-properties style:use-window-font-color="true" fo:background-color="#ffff00" loext:char-shading-value="0"/>
    </style:style>
    <style:style style:name="T37" style:family="text">
      <style:text-properties style:use-window-font-color="true" fo:background-color="#ff00cc" loext:char-shading-value="0"/>
    </style:style>
    <style:style style:name="T38" style:family="text">
      <style:text-properties fo:font-weight="bold" style:font-weight-asian="bold" style:font-weight-complex="bold"/>
    </style:style>
    <style:style style:name="T39" style:family="text">
      <style:text-properties fo:background-color="#ffffff" loext:char-shading-value="0"/>
    </style:style>
    <style:style style:name="T40" style:family="text">
      <style:text-properties fo:background-color="#ffffff" loext:char-shading-value="0"/>
    </style:style>
    <style:style style:name="T41" style:family="text">
      <style:text-properties fo:background-color="#ffffff" loext:char-shading-value="0"/>
    </style:style>
    <style:style style:name="T42" style:family="text">
      <style:text-properties fo:background-color="#ffffff" loext:char-shading-value="0"/>
    </style:style>
    <style:style style:name="T43" style:family="text">
      <style:text-properties fo:background-color="#ffffff" loext:char-shading-value="0"/>
    </style:style>
    <style:style style:name="T44" style:family="text">
      <style:text-properties fo:background-color="#ffffff" loext:char-shading-value="0"/>
    </style:style>
    <style:style style:name="T45" style:family="text">
      <style:text-properties fo:background-color="#ffffff" loext:char-shading-value="0"/>
    </style:style>
    <style:style style:name="T46" style:family="text">
      <style:text-properties fo:background-color="#ffffff" loext:char-shading-value="0"/>
    </style:style>
    <style:style style:name="T47" style:family="text">
      <style:text-properties fo:background-color="#ffffff" loext:char-shading-value="0"/>
    </style:style>
    <style:style style:name="T48" style:family="text">
      <style:text-properties fo:background-color="#ffffff" loext:char-shading-value="0"/>
    </style:style>
    <style:style style:name="T49" style:family="text">
      <style:text-properties fo:language="ru" fo:country="RU"/>
    </style:style>
    <style:style style:name="T50" style:family="text">
      <style:text-properties fo:language="ru" fo:country="RU" fo:background-color="#ffff00"/>
    </style:style>
    <style:style style:name="T51" style:family="text">
      <style:text-properties style:text-line-through-style="solid"/>
    </style:style>
    <style:style style:name="T52"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h text:style-name="P40" text:outline-level="2">1</text:h>
      <text:p text:style-name="P22">009 Sound System – DreamScape (https://www.youtube.com/watch?v=TKfS5zVfGBc)</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text:soft-page-break/>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4">Я осторожно задвинул судно обратно под кровать Терминатору. Дело сделано. Теперь можно и заснуть.</text:p>
      <text:p text:style-name="P16"/>
      <text:p text:style-name="P16">~~~</text:p>
      <text:p text:style-name="P14"><text:a xlink:type="simple" xlink:href="https://www.youtube.com/watch?v=rvk5D1iI2LA" text:style-name="Internet_20_link" text:visited-style-name="Visited_20_Internet_20_Link">https://www.youtube.com/watch?v=rvk5D1iI2LA</text:a></text:p>
      <text:h text:style-name="P39" text:outline-level="1">Mark Knopfler - Marbletown - Córdoba 2010 </text:h>
      <text:p text:style-name="P14"/>
      <text:p text:style-name="P14">Джет нетерпеливо толкает меня копытом в плечо. &lt;<text:span text:style-name="T8">Её полное имя – Рэйнбоу Джет</text:span>&gt;</text:p>
      <text:p text:style-name="P14">- Хум, вставай! Хум! Пора собираться! Хум… Хуман!!!</text:p>
      <text:p text:style-name="P14">Последний толчок был больше похож на пинок. Я со стоном разлепляю веки.</text:p>
      <text:p text:style-name="P14"/>
      <text:p text:style-name="P1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4">&lt;<text:span text:style-name="T8">одеяло?</text:span>&gt;</text:p>
      <text:p text:style-name="P14">- Они приближаются! Я слышала их горн<text:span text:style-name="T1">!</text:span> Надо убираться отсюда!</text:p>
      <text:p text:style-name="P14"/>
      <text:p text:style-name="P14">Последнюю порцию барахла Джет утрамбовывает, с размаху усевшись на мешок. Тот жалобно скрипит.</text:p>
      <text:p text:style-name="P14"/>
      <text:p text:style-name="P14">- Да вставай же!</text:p>
      <text:p text:style-name="P14"><text:soft-page-break/>Не дождавшись, Джет нетерпеливо прыгает ко мне и, поддев мордой, переводит в сидячее положение.</text:p>
      <text:p text:style-name="P14">Мешок, облегчённо крякнув, вываливает половину содержимого на землю.</text:p>
      <text:p text:style-name="P14"/>
      <text:p text:style-name="P14">Три дня! Три грёбаных дня мы скрытно пробираемся к проклятой <text:span text:style-name="T8">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4"/>
      <text:p text:style-name="P14">Но самое опасное – даже не Агамемнон. Нееет, чешуйчатый самовар вылетает из логова на охоту <text:span text:style-name="T8">на рассвете и возвращается до полдня,</text:span> строго по расписанию. И если затаиться в <text:span text:style-name="T8">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4"/>
      <text:p text:style-name="P15">Нет, Агамемнон – ерунда. За нами. Гонятся. Чёртовы. Чокнутые. Пони.</text:p>
      <text:p text:style-name="P15"/>
      <text:p text:style-name="P1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5"/>
      <text:p text:style-name="P15">Ну вот кто заставил тебя улыбаться Дейдре, Хуман? Ведь всё так неплохо шло…</text:p>
      <text:p text:style-name="P14"/>
      <text:p text:style-name="P16">***</text:p>
      <text:p text:style-name="P14">...</text:p>
      <text:p text:style-name="P14">- Привет, красавчики! &lt;<text:span text:style-name="T8">Развернуть характер Эпплхэт и её маленькой сестры Лейлы</text:span>&gt;</text:p>
      <text:p text:style-name="P14"/>
      <text:p text:style-name="P14">Мы обернулись на голос и узрели с полдюжины копий, чуть ли не уткнувшихся нам в носы.</text:p>
      <text:p text:style-name="P14"/>
      <text:p text:style-name="P14">Наконец-то до тебя, Хуман, дошло,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text:soft-page-break/>в крепких копытах упакованных в грязные кожано-кольчужные доспехи понях, всем своим видом показывающих, что улыбок им сегодня не завезли. </text:p>
      <text:p text:style-name="P14"/>
      <text:p text:style-name="P1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4"/>
      <text:p text:style-name="P1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4">В незащищённую бронёй шею Джет упиралось копьё крохотной поньки с гривой ёршиком. &lt;<text:span text:style-name="T8">Развернуть характер Лейлы Блум</text:span>&gt;</text:p>
      <text:p text:style-name="P14"/>
      <text:p text:style-name="P14">- Хорошая попытка, летун, - расплылась в ехидной улыбке малютка, - но устраивать засады нас учат с младенчества. Крылатым этого не понять, правда?</text:p>
      <text:p text:style-name="P14"/>
      <text:p text:style-name="P14">Тут до меня дошло, что крыльев у этих оборванцев не наблюдается.</text:p>
      <text:p text:style-name="P14"/>
      <text:p text:style-name="P1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8">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4"/>
      <text:p text:style-name="P14">Та мрачно стояла, сцепив зубы.</text:p>
      <text:p text:style-name="P14"/>
      <text:p text:style-name="P1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8">С него вы ничего не получите, лучше отпустите. Вы же не трогаете жеребят</text:span>?</text:p>
      <text:p text:style-name="P14"/>
      <text:p text:style-name="P14">Её собеседница только хмыкнула.</text:p>
      <text:p text:style-name="P14"/>
      <text:p text:style-name="P14">- Хорош жеребёнок - ягодицы, что у ломовика! - она задумалась. - Так. Летуна – на кухню. А этого… красавчика – к Дейдре.</text:p>
      <text:p text:style-name="P14"/>
      <text:p text:style-name="P16">…</text:p>
      <text:p text:style-name="P16"/>
      <text:p text:style-name="P14"><text:soft-page-break/>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4"/>
      <text:p text:style-name="P14">…</text:p>
      <text:p text:style-name="P14"/>
      <text:p text:style-name="P14">- Эй, но я же не пони! Какой вам от меня прок в таком <text:span text:style-name="T8">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4"/>
      <text:p text:style-name="P14">Я аж передёрнул плечами. <text:span text:style-name="T8">Конеёбство</text:span> – это, явно, не то занятие, чем ты занимался в прошлом и хотел бы заниматься в будущем, Хуман! </text:p>
      <text:p text:style-name="P14">Поняха с недоверием смотрела на меня.</text:p>
      <text:p text:style-name="P14"/>
      <text:p text:style-name="P14">- Хум, ты прикалываешься? Или та поломаная пегаска таки права, и ты действительно ничего не помнишь?</text:p>
      <text:p text:style-name="P14"/>
      <text:p text:style-name="P14">Понька принялась загибать копыта, делая сброс через каждую пару:</text:p>
      <text:p text:style-name="P14"/>
      <text:p text:style-name="P1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4"/>
      <text:p text:style-name="P14">…Я истерически рассмеялся…</text:p>
      <text:p text:style-name="P14"/>
      <text:p text:style-name="P14">-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8">У меня есть подруга из единорогов, только ты не говори никому, это тайна!</text:span> Хотя, может, ты умеешь магичить, Хум?</text:p>
      <text:p text:style-name="P14"/>
      <text:p text:style-name="P14">Поняха с надеждой посмотрела на меня. Я с огромным облегчением отрицательно помотал головой.</text:p>
      <text:p text:style-name="P14"/>
      <text:p text:style-name="P14">-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text:soft-page-break/>–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4"/>
      <text:p text:style-name="P14">Дейдра мечтательно вздохнула.</text:p>
      <text:p text:style-name="P14"/>
      <text:p text:style-name="P14">- Может, ты тоже вождь своего племени, Хум? Какой у тебя талант? Летать и магичить ты не умеешь. Может, ты умеешь <text:span text:style-name="T27">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14"/>
      <text:p text:style-name="P14">Я упорно помотал головой. Дейдра пристально уставилась на меня, пытаясь рассмотреть мой талант. Наконец она ухмыльнулась кривой улыбкой.</text:p>
      <text:p text:style-name="P14"/>
      <text:p text:style-name="P1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4">-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4"/>
      <text:p text:style-name="P14">Розовая поняха заметно поскучнела.</text:p>
      <text:p text:style-name="P14"/>
      <text:p text:style-name="P1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14"/>
      <text:p text:style-name="P1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4"/>
      <text:p text:style-name="P1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4"/>
      <text:p text:style-name="P14"><text:soft-page-break/>Я улыбнулся и понимающе покачал головой. Всё-таки между людьми и пони намного больше общего, чем тебе казалось, Хуман!</text:p>
      <text:p text:style-name="P14">Дейдра уныло свесила голову.</text:p>
      <text:p text:style-name="P14"/>
      <text:p text:style-name="P1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4"/>
      <text:p text:style-name="P14">Розовая кобылка вновь сжала зубами горлышко и запрокинула бутылку. Послышалось долгое бульканье.</text:p>
      <text:p text:style-name="P14"/>
      <text:p text:style-name="P1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4"/>
      <text:p text:style-name="P1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4"/>
      <text:p text:style-name="P1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4"/>
      <text:p text:style-name="P14">Кобылка завела глаза, сложила губы бантиком и произнесла фальцетом:</text:p>
      <text:p text:style-name="P14"/>
      <text:p text:style-name="P14">-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4"/>
      <text:p text:style-name="P1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4"/>
      <text:p text:style-name="P1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4"/>
      <text:p text:style-name="P14"><text:soft-page-break/>Вместе с храпом изо рта самой великой пиратки вылетело три розовых пузыря. Поняха явно перебрала с алкоголем.</text:p>
      <text:p text:style-name="P14"/>
      <text:p text:style-name="P16">…</text:p>
      <text:p text:style-name="P16"/>
      <text:p text:style-name="P1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4"/>
      <text:p text:style-name="P1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4"/>
      <text:p text:style-name="P14">- Джет… Джет… Да вставай же, засоня! - я громко шептал в ухо спящей пегаске, <text:span text:style-name="T1">легонько похлопывая по шее.</text:span></text:p>
      <text:p text:style-name="P14">- Мн-мн-хррр, - сонно чавкала пегаска, пуская слюни. - Гороховый суп закончился. Пюре будет через полчаса. Не ломайте лавки, пожалуйста… А? Что?</text:p>
      <text:p text:style-name="P14"/>
      <text:p text:style-name="P14">Я шёлкнул пегаску по носу.</text:p>
      <text:p text:style-name="P14">- Вставай! Надо сматываться. Дейдра хочет сделать меня своим фаворитом. У меня плохие предчувствия на этот счёт.</text:p>
      <text:p text:style-name="P14"/>
      <text:p text:style-name="P14">Пегаска поднялась, потирая нос копытом. Рваное одеяло сползло с её тела и в нос мне ударил кислый запах. </text:p>
      <text:p text:style-name="P14">- <text:span text:style-name="T8">Тут что, докторов нет? Неужели нельзя было нормально сделать</text:span>? - я указал на покалеченное крыло, примотанное к телу рваной тряпкой.</text:p>
      <text:p text:style-name="P14">-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4"/>
      <text:p text:style-name="P14">…</text:p>
      <text:p text:style-name="P14"/>
      <text:p text:style-name="P1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4"><text:soft-page-break/></text:p>
      <text:p text:style-name="P14">Есть только одно маленькое “но”.</text:p>
      <text:p text:style-name="P14">Эти двадцать шагов заполнены валяющимися вповалку, храпящими, чмокающими, сопящими и дёргающимися во сне пони.</text:p>
      <text:p text:style-name="P14"/>
      <text:p text:style-name="P14">- Ты чего остановился? - пихнула меня головой в спину Джет. - Надо торопиться, пока не рассвело!</text:p>
      <text:p text:style-name="P14"/>
      <text:p text:style-name="P14">Я обреченно вздохнул, выбрал на полу место, свободное от понеконечностей и поставил туда ногу.</text:p>
      <text:p text:style-name="P14">Почти попал. Светло-коричневая пони ойкнула и сжалась во сне, когда я наступил ей на хвост.</text:p>
      <text:p text:style-name="P1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4"/>
      <text:p text:style-name="P14">Позади меня послышалось топанье, череда взвизгиваний и возни, нарастающая, подобно прибою.</text:p>
      <text:p text:style-name="P14">Джет невозмутимо торила свой путь прямо по ногам, туловищам и хвостам распластавшихся на полу пони.</text:p>
      <text:p text:style-name="P14"/>
      <text:p text:style-name="P14">- Ты рехнулась? - зашипел на неё я, - надо ж осторожно!</text:p>
      <text:p text:style-name="P14">- Ну, раз ты так хочешь, - пожала плечами пегаска и осторожно поставила ногу на голову пони, сосущей во сне собственное копыто.</text:p>
      <text:p text:style-name="P14"/>
      <text:p text:style-name="P1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4"/>
      <text:p text:style-name="P14">Я остервенело дёргал ручку двери, ощущая затылком просыпающийся зал.</text:p>
      <text:p text:style-name="P14">- Закрыто, блин! - я дёрнул ещё сильнее и приложился задницой о пол, сжимая в руке оторванную ручку.</text:p>
      <text:p text:style-name="P14"/>
      <text:p text:style-name="P14">- Хум<text:span text:style-name="T29">, подвинься!</text:span></text:p>
      <text:p text:style-name="P25">Пегаска оттеснила меня крупом и повернулась к двери задом.</text:p>
      <text:p text:style-name="P14"/>
      <text:p text:style-name="P32">БАБАХ!!!</text:p>
      <text:p text:style-name="P32"/>
      <text:p text:style-name="P32">Я ошалело смотрел на дверь, вылетевшую вместе с косяком во двор.</text:p>
      <text:p text:style-name="P32"/>
      <text:p text:style-name="P32"><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жет её бантиком.</text:p>
      <text:p text:style-name="P32">- Ага. - ухмыльнулась Джет. - Я — крутая! По заднему джебу мне нет равных на нашем облаке и двух соседних!</text:p>
      <text:p text:style-name="P32">- То же мне — крутая! - донеслось откуда-то снизу. - Да я смогла бы выбить эту дверь лбом! Она всё равно кое-как сляпана из обломков скамеек!</text:p>
      <text:p text:style-name="P32"/>
      <text:p text:style-name="P33">Мои ноги обнимала Дейдра, улыбаясь мне хищной улыбкой.</text:p>
      <text:p text:style-name="P33"/>
      <text:p text:style-name="P33">- И, кстати, чтобы открыть её, достаточно было просто отодвинуть засов.</text:p>
      <text:p text:style-name="P33"/>
      <text:p text:style-name="P33">В забеге на первенство тупости ты уверенно догоняешь пегаску, Хуман!</text:p>
      <text:p text:style-name="P33">Я криво улыбнулся Дейдре.</text:p>
      <text:p text:style-name="P33"/>
      <text:p text:style-name="P3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33"/>
      <text:p text:style-name="P33">Я сразу понял, что улыбаться Дейдре было плохой идеей. Поняха состроила щенячьи глаза и усилила и без того стальную хватку вокруг моих ног.</text:p>
      <text:p text:style-name="P33"/>
      <text:p text:style-name="P33">- Не бросай меня, Хум! Мне тут так скууучнооо!</text:p>
      <text:p text:style-name="P33"/>
      <text:p text:style-name="P33">Губы её задрожжали, как будто она собралась зареветь.</text:p>
      <text:p text:style-name="P3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3"/>
      <text:p text:style-name="P3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33"/>
      <text:p text:style-name="P33">- Ммммфффф! - отвечала ей Джет.</text:p>
      <text:p text:style-name="P33"/>
      <text:p text:style-name="P33">Диалог прервался взвизгом и плеском воды. Наконец-то я почувствовал свои ноги свободными!</text:p>
      <text:p text:style-name="P33"/>
      <text:p text:style-name="P16"><text:soft-page-break/>***</text:p>
      <text:p text:style-name="P14"/>
      <text:p text:style-name="P14">- Ты опять за своё! - крик Джет прямо в ухо перемешивает все воспоминания. - Выныривай! Они уже совсем близко!!!</text:p>
      <text:p text:style-name="P14"/>
      <text:p text:style-name="P14">Я содрогаюсь, вскакиваю с земли и машинально забрасываю мешок на плёчо.</text:p>
      <text:p text:style-name="P14"/>
      <text:p text:style-name="P14">- Идём.</text:p>
      <text:p text:style-name="P14"/>
      <text:h text:style-name="P40"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4"><text:span text:style-name="T8">Анон вносится в зал с двумя аликорнами и занимает своё место по левую сторону от Селестии. </text:span><text:span text:style-name="T8">Селестия и Луна сидят с непроницаемым видом. Анон закрывает дырку на штанах и тоже принимает непроницаемый вид.</text:span></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text:soft-page-break/></text:p>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8">И хотя </text:span><text:span text:style-name="T8">тогда я не был знаком с геометрией Римана, но сокращать расстояние между точками в пространстве научился довольно неплохо.</text:span></text:p>
      <text:p text:style-name="P5"><text:soft-page-break/></text:p>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text:soft-page-break/></text:p>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8">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text:soft-page-break/>-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Шестнадцать вагонеток отличной высоконасыщенной серебряной руды! Одна вагонетка в день – это поистине королевский подарок!</text:p>
      <text:p text:style-name="P6">- Тридцать пять процентов! За тридцать пять лет! Не морочь мне голову – шестнадцать вагонеток в Крогхарте добывалось двести лет назад! Сейчас и десять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ую тысячу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к его горлу стилет.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25">- Пять битов! - поворачивается к Луне Селестия.</text:p>
      <text:p text:style-name="P25">Та молча достаёт монетку из шкафчика за троном и кладёт в протянутое копыто.</text:p>
      <text:h text:style-name="P40" text:outline-level="2">2</text:h>
      <text:p text:style-name="P14"/>
      <text:p text:style-name="P1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4"/>
      <text:p text:style-name="P14">- Дед, сигу не долганёшь?</text:p>
      <text:p text:style-name="P23">- Не курю.</text:p>
      <text:p text:style-name="P23">- Я не спрашивал тебя, куришь ли ты? - пальцы вопрошавшего шевелились, как будто разминая невидимый пластилин. - Сигу не долганёшь?</text:p>
      <text:p text:style-name="P15"/>
      <text:p text:style-name="P23">Крыс спрыгнул с подоконника, царапнув грязным ногтем по кафелю уборной.</text:p>
      <text:p text:style-name="P23">- Ты ведь должен мне ещё с прошлого раза.</text:p>
      <text:p text:style-name="P23"/>
      <text:p text:style-name="P23">Я вытащил из рукава пижамы двадцатисантиметровый гвоздь и плюнул ему под ноги.</text:p>
      <text:p text:style-name="P23"/>
      <text:p text:style-name="P23">- Ничего я тебе не должен. И ты сам это знаешь. Пошёл нахуй.</text:p>
      <text:p text:style-name="P23"/>
      <text:p text:style-name="P23">Крыс криво улыбнулся.</text:p>
      <text:p text:style-name="P23"/>
      <text:p text:style-name="P23">- Ну-ну. Вы тут, в Чертогах, совсем озверели, что ли? Из окон выпрыгиваете, на людей кидаетесь. Ладно-ладно, пока. Ещё увидимся.</text:p>
      <text:p text:style-name="P23"/>
      <text:p text:style-name="P2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49">под конвоем церберов с автоматами</text:span>, и нас не навещают извне. Никто и никогда.</text:p>
      <text:p text:style-name="P2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пачку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пол пачки. И если Крыс не помнит, на чём мы сторговались – это его проблемы, не мои.</text:p>
      <text:p text:style-name="P23"/>
      <text:p text:style-name="P2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34">Смысл речи Папы?</text:span>&gt;</text:p>
      <text:p text:style-name="P23"/>
      <text:p text:style-name="P29">…шшш… </text:p>
      <text:p text:style-name="P29">sanctificetur nomen tuum; </text:p>
      <text:p text:style-name="P29">adveniat regnum tuum; </text:p>
      <text:p text:style-name="P29">fiat voluntas tua, sicut in caelo et in terra…</text:p>
      <text:p text:style-name="P29">…хрррсссшшш… </text:p>
      <text:p text:style-name="P29">ne nuclear bellum. Amen</text:p>
      <text:p text:style-name="P29">…шшшссс…</text:p>
      <text:p text:style-name="P29"/>
      <text:p text:style-name="P2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3">Я уже открывал дверь в палату, когда услышал лениво брошенное в спину замечание.</text:p>
      <text:p text:style-name="P23"/>
      <text:p text:style-name="P23">- Дед, собирай шмотки, скоро переезжаешь. На твоё место новенького поселяют. А тебя в соседнюю палату.</text:p>
      <text:p text:style-name="P23"/>
      <text:p text:style-name="P23">Я повернулся.</text:p>
      <text:p text:style-name="P23"/>
      <text:p text:style-name="P23">- Когда переезд?</text:p>
      <text:p text:style-name="P23">- Завтра. Или послезавтра, если чувак в реанимации задержится. </text:p>
      <text:p text:style-name="P23">- А почему не новенького в соседнюю? На кой чёрт им я сдался?</text:p>
      <text:p text:style-name="P23"/>
      <text:p text:style-name="P23"><text:s/>Дредд удивлённо бухнулся на все четыре ножки стула.</text:p>
      <text:p text:style-name="P2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3"/>
      <text:p text:style-name="P2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8">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3">Так что нет, не за память я пекусь. Просто приём нейролептиков напрочь отключает не только память, но и сновидения – я проверял.</text:p>
      <text:p text:style-name="P23"/>
      <text:p text:style-name="P23">А мне нравятся сны.</text:p>
      <text:p text:style-name="P3"/>
      <text:p text:style-name="P24">~~~</text:p>
      <text:p text:style-name="P23">&lt;<text:span text:style-name="T8">Статуэтка Селестии</text:span>&gt;</text:p>
      <text:p text:style-name="P2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Я оборачиваюсь назад. Дым от привала преследователей не виден уже последние два дня. Я спускаюсь вниз и спрыгиваю с нижней ветки на землю. </text:p>
      <text:p text:style-name="P23"/>
      <text:p text:style-name="P23">- Таки оторвались. Но впереди обрыв. Надо думать, как спуститься.</text:p>
      <text:p text:style-name="P23"/>
      <text:p text:style-name="P23">Джет виновато смотрит на меня. Вот глупая пегаска! Она <text:span text:style-name="T39">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3"/>
      <text:p text:style-name="P23"><text:soft-page-break/>- Каша будет готова через пять минут.</text:p>
      <text:p text:style-name="P23"/>
      <text:p text:style-name="P23">Словно бы в заглаживание вины своей немощности, Джет взяла готовку пищи на себя. </text:p>
      <text:p text:style-name="P23"/>
      <text:p text:style-name="P2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3"/>
      <text:p text:style-name="P23">Джет сидит у костра напротив меня и молча жуёт кашу.</text:p>
      <text:p text:style-name="P23">- Ты теперь до старости будешь его носить? - указываю я на одеяло.</text:p>
      <text:p text:style-name="P23">Пегаска только сильнее кутается в него. Кажется, она дрожит.</text:p>
      <text:p text:style-name="P23">- Тебе холодно? Брось, у костра же жарко? Давай я на тебя куртку накину?</text:p>
      <text:p text:style-name="P2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3"/>
      <text:p text:style-name="P23">Ладно же, мне эти странности уже осточертели!</text:p>
      <text:p text:style-name="P2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пещера Оникса.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3"/>
      <text:p text:style-name="P23">Едва слышится шорох сзади. Сначала чуть заметно коснувшись, Джет медленно прижимается ко мне всей спиной. Она сильно дрожит.</text:p>
      <text:p text:style-name="P23">Так мы согреваем друг-друга с тех пор, как сбежали от твердолобов – ночи стали заметно свежее.</text:p>
      <text:p text:style-name="P23">Но сейчас я отвергаю негласный договор. Это и раздражение на скрытность пегаски, и… </text:p>
      <text:p text:style-name="P2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3"/>
      <text:p text:style-name="P23">- Джет, блин, у нас речка в двух шагах! Я понимаю, холодно, но нельзя ли помыться? Реально трудно находиться рядом с тобой…</text:p>
      <text:p text:style-name="P23"/>
      <text:p text:style-name="P23">Так же беззвучно, как возникло, касание пропадает. Пропадает и запах…</text:p>
      <text:p text:style-name="P23">Я закрываю глаза.</text:p>
      <text:p text:style-name="P23"/>
      <text:p text:style-name="P23">Просыпаюсь от холода. Щупаю рукой сзади себя. Наконец поворачиваюсь.</text:p>
      <text:p text:style-name="P23"><text:soft-page-break/>Никого.</text:p>
      <text:p text:style-name="P23"/>
      <text:p text:style-name="P2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3"/>
      <text:p text:style-name="P23">Полянка перед орешником пуста. Едва дымятся угли погасшего костра. В лунном свете цепочка отпечатков копыт в песке ведёт к реке.</text:p>
      <text:p text:style-name="P2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3">…</text:p>
      <text:p text:style-name="P23">Ох, щит!!! М-м-мамочка…</text:p>
      <text:p text:style-name="P23">…</text:p>
      <text:p text:style-name="P23">Меня выворачивает наизнанку. Я падаю на колени и неистово блюю в воду. Течение уносит мой ужин к водопаду.</text:p>
      <text:p text:style-name="P23">Рядом со мной на песке лежит часть крыла. Парочка опарышей ещё ползают по голубоватым перьям. Обломок кости белеет в лунном свете.</text:p>
      <text:p text:style-name="P23">Проклятье! Какой же я долбень!</text:p>
      <text:p text:style-name="P23"/>
      <text:p text:style-name="P2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3"/>
      <text:p text:style-name="P23">Я ускоряюсь.</text:p>
      <text:p text:style-name="P23">Пегаска, понурив голову, бредёт к скальному выступу, нависающему над каньоном. Чуть подумав, она делает шаг в бездну.</text:p>
      <text:p text:style-name="P23">В последнем рывке я совершаю вратарский прыжок и хватаю пегаску за задние ноги. Дыхание перехватывает от удара животом и грудью о камни.</text:p>
      <text:p text:style-name="P23">Пегаска оборачивается. Её передняя нога застывает над пропастью.</text:p>
      <text:p text:style-name="P23"/>
      <text:p text:style-name="P23">- Джет, не дури, - хрипло прошу я осипшим от волнения голосом. - Я ступил. Я все эти дни тупил. Прости.</text:p>
      <text:p text:style-name="P2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3">Пегаска поворачивается навстречу пропасти.</text:p>
      <text:p text:style-name="P23"><text:soft-page-break/></text:p>
      <text:p text:style-name="P2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3">- Нет! Пожалуйста!!! Я вылечу тебя! Я… Я прижгу рану!</text:p>
      <text:p text:style-name="P23"/>
      <text:p text:style-name="P23">Сквозь рыдания я выкрикиваю какие-то сумасбродные идеи, пока пегаска молча стоит над бездной.</text:p>
      <text:p text:style-name="P23">Наконец она усмехается.</text:p>
      <text:p text:style-name="P23"/>
      <text:p text:style-name="P2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3">Пегаска вздыхает.</text:p>
      <text:p text:style-name="P2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3"/>
      <text:p text:style-name="P2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3">Очень осторожно, словно бы извиняясь, Джет высвобождает сначала одну ногу из моего захвата. Потом вторую. Я тупо смотрю на пустые ладони.</text:p>
      <text:p text:style-name="P23"/>
      <text:p text:style-name="P23">- Ты был хорошим другом. Прощай.</text:p>
      <text:p text:style-name="P23"/>
      <text:p text:style-name="P2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23"/>
      <text:p text:style-name="P23">Мы оборачиваемся на голос. В свете первых лучей солнца на нас смотрит зебра.</text:p>
      <text:p text:style-name="P23"/>
      <text:h text:style-name="P40"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40" text:outline-level="2"><text:soft-page-break/>3</text:h>
      <text:p text:style-name="P23"/>
      <text:p text:style-name="P2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3"/>
      <text:p text:style-name="P23">- Вы сами видите… - обратился Лысый к Алексу. - Я бы его за периметр не выпускал. Вам решать, разумеется.</text:p>
      <text:p text:style-name="P2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3"/>
      <text:p text:style-name="P23">Лысый грузно поднялся. Скрипнула дверь и мы остались один на один.</text:p>
      <text:p text:style-name="P23"/>
      <text:p text:style-name="P23">- П-привет, Дедлайн - пробормотал Алекс.</text:p>
      <text:p text:style-name="P23">- Привет, сослуживец, - криво усмехнулся я. Старое командное прозвище не вызвало во мне ностальгии.</text:p>
      <text:p text:style-name="P23"/>
      <text:p text:style-name="P23">Алекс на миг встретился со мной взглядом и снова опустил глаза.</text:p>
      <text:p text:style-name="P23"/>
      <text:p text:style-name="P23">- Ты же знаешь, у нас не было другого выхода. Извини.</text:p>
      <text:p text:style-name="P23">- Да ладно. Мне-то что. Тут неплохо кормят.</text:p>
      <text:p text:style-name="P23">- Парк для прогулок будет расширяться. Мы присоединили к территории автостоянку и засадили её соснами. Уже достраивают расширенную ограду. <text:span text:style-name="T49">Я даже могу устроить тебе вылазки в город.</text:span> И я попросил, чтобы тебя перевели в свободную палату.</text:p>
      <text:p text:style-name="P23">- А вот этого, как раз, не надо, - прервал я извинения Алекса. - Мне и в текущей неплохо. Говори, зачем позвал?</text:p>
      <text:p text:style-name="P23"/>
      <text:p text:style-name="P2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39">Облако в виде смешной крылатой лошадки приближалось по небосводу к серым корпусам больницы</text:span>.</text:p>
      <text:p text:style-name="P23"/>
      <text:p text:style-name="P23">Наконец Алекс пожал плечами и <text:span text:style-name="T39">посмотрел мне в глаза</text:span>.</text:p>
      <text:p text:style-name="P23">- Дед, у нас проблемы. Хэвэн начала убивать.</text:p>
      <text:p text:style-name="P23"/>
      <text:p text:style-name="P23">Я откинулся на спинку стула и громко похлопал в ладоши.</text:p>
      <text:p text:style-name="P23"><text:soft-page-break/>-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3"/>
      <text:p text:style-name="P23">Мой бывший руководитель проекта досадливо сморщился и откинулся на спинку стула.</text:p>
      <text:p text:style-name="P23">- Ты не так меня понял. Мы не можем прикрыть проект. Никто нам не даст. Особенно сейчас, когда у наших противников на подходе аналогичные комплексы. Нам нужна твоя помощь…</text:p>
      <text:p text:style-name="P23"/>
      <text:p text:style-name="P23">… Алекс терпеливо подождал, пока я прекращу ржать.</text:p>
      <text:p text:style-name="P23"/>
      <text:p text:style-name="P2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рта прохождения ловушек. Ты ведь единственный, кто сохранил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Всего пару советов, и ты спасешь людей. </text:p>
      <text:p text:style-name="P23"/>
      <text:p text:style-name="P23">Я покачал головой.</text:p>
      <text:p text:style-name="P2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3"/>
      <text:p text:style-name="P23">Алекс долго молчал. </text:p>
      <text:p text:style-name="P23">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3"/>
      <text:p text:style-name="P2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3"/>
      <text:p text:style-name="P23">Я сжал кулаки и встал. Дверь отворилась и заглянул Лысый. Алекс отрицательно мотнул ему головой.</text:p>
      <text:p text:style-name="P23">- Всё в порядке. Мы общаемся.</text:p>
      <text:p text:style-name="P23"/>
      <text:p text:style-name="P23"><text:soft-page-break/>Дверь закрылась. Я сел и отвернулся к окну.</text:p>
      <text:p text:style-name="P23"/>
      <text:p text:style-name="P2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3"/>
      <text:p text:style-name="P2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3"/>
      <text:p text:style-name="P23">- В разумных пределах, говоришь?</text:p>
      <text:p text:style-name="P23">- В разумных.</text:p>
      <text:p text:style-name="P23">- А забор будет?</text:p>
      <text:p text:style-name="P23">- Да. Забор убрать не проси. Это невозможно, Дед. Это за пределами разумного. Будет и забор, и вооружённая охрана. Даже не мысли о побеге.</text:p>
      <text:p text:style-name="P23">- Понятно.</text:p>
      <text:p text:style-name="P23"/>
      <text:p text:style-name="P15">Я решил схитрить. Просто из интереса. Кроме него, больше ловить тут было нечего.</text:p>
      <text:p text:style-name="P15"/>
      <text:p text:style-name="P1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5"/>
      <text:p text:style-name="P1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5"/>
      <text:p text:style-name="P1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Дайсон&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5"><text:soft-page-break/>- Дед, - мягко остановил меня Алекс. - не надо. Не даешь мне помечтать, жестокий человек…</text:p>
      <text:p text:style-name="P15"/>
      <text:p text:style-name="P15">Выплюнув жвачку в салфетку и аккуратно препроводив бумажный шарик в ведро, Алекс печально развёл руками.</text:p>
      <text:p text:style-name="P15">- Меня не уведомляют о высших целях “Дайсон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3">- Разумеется, знал, - отдался воспоминаниям и я. - Это ж от идеи, что партнёра по бизнесу можно уничтожить физически, у Нэша поехала крыша.</text:p>
      <text:p text:style-name="P2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3"/>
      <text:p text:style-name="P23">Алекс скучающе завёл глаза.</text:p>
      <text:p text:style-name="P2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3"/>
      <text:p text:style-name="P23">Алекс посмотрел на часы, нахмурился и продолжил.</text:p>
      <text:p text:style-name="P23">- И, надеюсь, не будем. Потому что горячая война означает конец. Всем и навсегда. И потому познания Хэвэн в экономике бесценны – экономический аспект войны сейчас в сотни, в тысячи раз более важен, чем все остальные, вместе взятые. А ты стал в позу и называешь нас ублюдками. Одеть белое пальто легче всего!</text:p>
      <text:p text:style-name="P23"/>
      <text:p text:style-name="P23">- Ну-ну. Ты очень убедительно рассказываешь, я проникся. Но ты так и не ответил на мой вопрос,- напомнил я ему. Разговор начал мне надоедать.</text:p>
      <text:p text:style-name="P23"/>
      <text:p text:style-name="P23">Мой бывший босс всё понял. Всё же проницательности ему было не занимать. Он бросил на меня злой взгляд, но тем не менее, начал</text:p>
      <text:p text:style-name="P23"/>
      <text:p text:style-name="P23"><text:soft-page-break/>-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3"/>
      <text:p text:style-name="P2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3"/>
      <text:p text:style-name="P23">Я оборвал смех.</text:p>
      <text:p text:style-name="P2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3"/>
      <text:p text:style-name="P2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49">Да, чуть было не забыл!</text:span></text:p>
      <text:p text:style-name="P23"><text:span text:style-name="T49"/></text:p>
      <text:p text:style-name="P23"><text:span text:style-name="T49">Босс вытащил из внутреннего кармана пиджака бутылку «Джентльмен Джека» и поставил передо мной.</text:span></text:p>
      <text:p text:style-name="P23"/>
      <text:p text:style-name="P30">- Мне действительно не хватает старых добрых времён. Что бы ты там себе ни думал.</text:p>
      <text:p text:style-name="P30"/>
      <text:p text:style-name="P23"><text:span text:style-name="T49">Алекс</text:span> пошёл к выходу. У двери он замялся и вдруг обернулся.</text:p>
      <text:p text:style-name="P23">- <text:span text:style-name="T49">И, знаешь, с</text:span>амое страшное? <text:span text:style-name="T49">Э</text:span>то то, что ты до сих пор считаешь себя нормальным, - грустно улыбнулся <text:span text:style-name="T49">босс</text:span>. - <text:s/>Человеком. Мне реально страшно это видеть. И всем нам – остальные наблюдали по интеркому.</text:p>
      <text:p text:style-name="P23"/>
      <text:p text:style-name="P23">- Что?</text:p>
      <text:p text:style-name="P23"/>
      <text:p text:style-name="P23">- Дедлайн, ты собираешь узор из восьми кубиков по картинке за пару секунд. При этом ещё успеваешь инвертировать цвета.</text:p>
      <text:p text:style-name="P23"/>
      <text:p text:style-name="P23">Алекс вышел.</text:p>
      <text:p text:style-name="P24"><text:line-break/>~~~</text:p>
      <text:p text:style-name="P25"/>
      <text:p text:style-name="P25">… Стражница напротив вот уже полчаса молча сверлит меня взглядом. </text:p>
      <text:p text:style-name="P25"><text:soft-page-break/>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5"/>
      <text:p text:style-name="P25">Я тайком смотрю на своё отражение в зеркальце, висящем на шее этой мрачной зебры. Нифига, лоб чистый, никаких каракулей не наблюдается.</text:p>
      <text:p text:style-name="P25"/>
      <text:p text:style-name="P25">- А можно..? - наконец, начинаю я.</text:p>
      <text:p text:style-name="P25">- Нельзя, - оборывает зебра. - Зеррика сама выйдет, когда закончит.</text:p>
      <text:p text:style-name="P25"/>
      <text:p text:style-name="P25">Подчёркивая сказанное, стражница перекрывает вход в палатку копьём.</text:p>
      <text:p text:style-name="P25"/>
      <text:p text:style-name="P25">Проклятье на твою голову, Хум, если ты неделю не замечал, что Джет <text:span text:style-name="T8">гнила </text:span><text:span text:style-name="T8">живьём</text:span>! Если бы ты догадался стянуть с неё это чёртово одеяло! Если бы догадался об источнике тошнотворного запаха! Если бы…</text:p>
      <text:p text:style-name="P25"/>
      <text:p text:style-name="P25">Джет до последнего момента казалась мне сделаной из железа — может быть, именно поэтому я не догадался о том, что с ней происходит что-то плохое. </text:p>
      <text:p text:style-name="P2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5">Я закрываю глаза, пытаясь вспомнить… </text:p>
      <text:p text:style-name="P25"/>
      <text:p text:style-name="P26">***</text:p>
      <text:p text:style-name="P25"/>
      <text:p text:style-name="P25">.</text:p>
      <text:p text:style-name="P25">.</text:p>
      <text:p text:style-name="P25">.</text:p>
      <text:p text:style-name="P25">СИЯНИЕ</text:p>
      <text:p text:style-name="P25">.</text:p>
      <text:p text:style-name="P25">Кто я?</text:p>
      <text:p text:style-name="P25">.</text:p>
      <text:p text:style-name="P25">Где я?</text:p>
      <text:p text:style-name="P25">.</text:p>
      <text:p text:style-name="P25">Где все?</text:p>
      <text:p text:style-name="P25"><text:soft-page-break/>.</text:p>
      <text:p text:style-name="P25">Чувствую прикосновение. Что-то энергично тормошит меня. Слышу приглушенное бормотание.</text:p>
      <text:p text:style-name="P25">.</text:p>
      <text:p text:style-name="P32">Я открываю глаза и вижу фигуру в голубом.</text:p>
      <text:p text:style-name="P17"/>
      <text:p text:style-name="P17">- Быстро! За мной! - торопливо шепчет мне она.</text:p>
      <text:p text:style-name="P17">Я послушно ползу среди костей и раздавленных черепов за голубой пони… Пони? Какой ещё, к дьяволу, пони?</text:p>
      <text:p text:style-name="P17">- Пегаской! - шипит, оборачиваясь, она.</text:p>
      <text:p text:style-name="P18"/>
      <text:p text:style-name="P17">Видно, последние слова я произнёс вслух. И, да, теперь я замечаю у поняхи два аккуратно сложенных на спине крыла. Лёгкие пластинчатые доспехи плотно облегают её грудь и бока.</text:p>
      <text:p text:style-name="P17">Черепа… Кости… Пегаска в броне… Чушь какая-то!</text:p>
      <text:p text:style-name="P17"/>
      <text:p text:style-name="P17">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7"/>
      <text:p text:style-name="P17">- Какого чё…?!!</text:p>
      <text:p text:style-name="P17">-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7">- Появится кто? - спросил я, потирая ушибленную о каменный свод макушку.</text:p>
      <text:p text:style-name="P17"/>
      <text:p text:style-name="P17">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7"/>
      <text:p text:style-name="P17">Я пригнулся к уху поньки и еле слышно прошептал:</text:p>
      <text:p text:style-name="P17">- Кто это?</text:p>
      <text:p text:style-name="P17">- Агамемнон, - так же, едва шевеля губами, прошептала поняха. - Он сегодня голодный - остался без обеда. И у него хороший слух.</text:p>
      <text:p text:style-name="P17"/>
      <text:p text:style-name="P17">Я снова почесал ушибленный лоб.</text:p>
      <text:p text:style-name="P17">- Мне это имя вообще ничего не говорит.</text:p>
      <text:p text:style-name="P17"/>
      <text:p text:style-name="P17"><text:soft-page-break/>Пегаска критически осмотрела меня.</text:p>
      <text:p text:style-name="P17">-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7"/>
      <text:p text:style-name="P19">Пегаска попробовала было потрогать меня в паху, но я с возмущением отбросил её копыто.</text:p>
      <text:p text:style-name="P19"/>
      <text:p text:style-name="P17">-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7"/>
      <text:p text:style-name="P17">От беспокойной возни снаружи скала задрожала. Кто-то шумно зевнул и с металлическим скрежетом почесался.</text:p>
      <text:p text:style-name="P17"/>
      <text:p text:style-name="P17">- Так откуда ты? - пытливо спросила поняха.</text:p>
      <text:p text:style-name="P17">-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7">Я закрыл глаза и сосредоточился…</text:p>
      <text:p text:style-name="P25">…</text:p>
      <text:p text:style-name="P25">- Не помню.</text:p>
      <text:p text:style-name="P25">- Что? - удивилась поняха. - Не помнишь, где твой дом?</text:p>
      <text:p text:style-name="P25">- Нет.</text:p>
      <text:p text:style-name="P25">- А как попал в гнездо Агамемнона — помнишь?</text:p>
      <text:p text:style-name="P25">- Нет.</text:p>
      <text:p text:style-name="P25">- А кто ты — помнишь?</text:p>
      <text:p text:style-name="P25">- Нет.</text:p>
      <text:p text:style-name="P17"><text:span text:style-name="T30">- Ну и ну. Ни в жизнь ещё таких чудаков не встречала. - покачала головой пегаска. - Ты не обижайся, но ты <text:s/>мозгами напоминаешь мне </text:span><text:span text:style-name="T31">полугодовалого жеребёнка</text:span><text:span text:style-name="T30">. То есть, вообще не </text:span><text:span text:style-name="T31">паришь</text:span><text:span text:style-name="T30"> по жизни. Хотя, на вид, взрослый. Как ты, вообще, дожил до своих лет, если не помнишь ничего?</text:span></text:p>
      <text:p text:style-name="P2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5">- Следующий? - я мучительно пытался ухватить логическую нить. - А кто предыдущий?</text:p>
      <text:p text:style-name="P25"><text:soft-page-break/>-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5">Пегаска склонила шею и я увидел огромную шишку с кровоподтёком на затылке поняхи.</text:p>
      <text:p text:style-name="P2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5"/>
      <text:p text:style-name="P17">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7"/>
      <text:p text:style-name="P17">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7"/>
      <text:p text:style-name="P17">…</text:p>
      <text:p text:style-name="P17">СИЯНИЕ</text:p>
      <text:p text:style-name="P25">…</text:p>
      <text:p text:style-name="P17"><text:span text:style-name="T33">Оно п</text:span><text:span text:style-name="T30">овсюду. </text:span><text:span text:style-name="T33">Нет верха и низа, нет направлений и расстояний. Нет м</text:span><text:span text:style-name="T30">ыслей. Нет чувств. Нет времени. Есть только бесконечное сияние…</text:span></text:p>
      <text:p text:style-name="P25">.</text:p>
      <text:p text:style-name="P25">Кто я?</text:p>
      <text:p text:style-name="P25">.</text:p>
      <text:p text:style-name="P25">Где я?</text:p>
      <text:p text:style-name="P25">.</text:p>
      <text:p text:style-name="P17">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7">Внезапно фигура как будто наклоняется ко мне и почти выкрикивает фразу. Видение рушится, но фраза впечатывается в память:</text:p>
      <text:p text:style-name="P17">- ИДИ В ДРОГОНШТЕРН!</text:p>
      <text:p text:style-name="P17"/>
      <text:p text:style-name="P17">…</text:p>
      <text:p text:style-name="P17"/>
      <text:p text:style-name="P17">- Я ВСПОМНИЛ! ВСПОМНИЛ! ДРОГОНШТЕРН!!! - я хлопнул себя по лбу. - Мне нужно попасть в Дрогонштерн!</text:p>
      <text:p text:style-name="P17"/>
      <text:p text:style-name="P17">Поняха закатила глаза и стукнулась лбом о камень.</text:p>
      <text:p text:style-name="P17"><text:soft-page-break/>- <text:span text:style-name="T38">Я ЖЕ ПРЕДУПРЕЖДАЛА, ПОТИШЕ!!!</text:span> - заорала понька. - Что за тупой <text:span text:style-name="T8">индивид</text:span> попался!</text:p>
      <text:p text:style-name="P17"/>
      <text:p text:style-name="P17">Снаружи беспокойно завозились, что-то неразборчиво запыхтели и внезапно валун, под которым мы прятались, вознёсся над нашими головами.</text:p>
      <text:p text:style-name="P17">Поняха бросилась на меня, сбив с ног и закрыв телом и крыльями.</text:p>
      <text:p text:style-name="P17"/>
      <text:p text:style-name="P17">-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7">- А как же ты? Он же съест тебя?</text:p>
      <text:p text:style-name="P17">- Не беспокойся, я в последний момент извернусь и улечу. Действуй!</text:p>
      <text:p text:style-name="P17"/>
      <text:p text:style-name="P17">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7"/>
      <text:p text:style-name="P17">- <text:span text:style-name="T38">ВИЖУ СБЕЖАВШИЙ ВЧЕРАШНИЙ ОБЕД. ЕЩЁ НЕ ПРОТУХ. ХОРОШО.</text:span></text:p>
      <text:p text:style-name="P20"/>
      <text:p text:style-name="P21">- Ну так и жри, пока не скисло! - заорала поняха, повернув к нему голову.</text:p>
      <text:p text:style-name="P21"/>
      <text:p text:style-name="P21">- <text:span text:style-name="T38">ОН ЕЩЁ И РУГАЕТСЯ,</text:span> - недовольно заметил дракон. - <text:span text:style-name="T38">СЛИШКОМ СЫРОЙ</text:span>. <text:span text:style-name="T38">НАДО ПРОЖАРИТЬ.</text:span></text:p>
      <text:p text:style-name="P21">Внезапно он открыл пасть и к нам устремился поток зелёного пламени.</text:p>
      <text:p text:style-name="P21">Пегаска пискнула и прижалась ко мне покрепче. Я завороженно смотрел навстречу гибели…</text:p>
      <text:p text:style-name="P21"/>
      <text:p text:style-name="P21">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1"/>
      <text:p text:style-name="P21">- Бежим! - пегаска вскочила и указала направление. Я припустил со всех ног. Безумие последнего часа выбило из меня способность мыслить.</text:p>
      <text:p text:style-name="P21"/>
      <text:p text:style-name="P21">… И потому я остановился у края пропасти, руководствуясь исключительно рефлексами.</text:p>
      <text:p text:style-name="P21">Пару камешек сорвалось у меня из-под ноги и скрылось в голубоватой дымке. Я перевёл дух.</text:p>
      <text:p text:style-name="P21"/>
      <text:p text:style-name="P21"><text:soft-page-break/>- Почему остановился?!! Прыгай! - пегаска остановилась рядом и указала копытом прямо вниз. - Прыгай, если хочешь жить!</text:p>
      <text:p text:style-name="P21"><text:s/></text:p>
      <text:p text:style-name="P21"><text:span text:style-name="T38">- НЕНАВИЖУ ПОНЯЧЬЮ МАГИЮ! НЕ ВЫНОШУ ПОНИ!!! ВИДЕТЬ ИХ БОЛЬШЕ НЕ ХОЧУ В СВОЁМ ГНЕЗДЕ!</text:span> - орал Агамемнон, протирая глаза.</text:p>
      <text:p text:style-name="P21"/>
      <text:p text:style-name="P21">Я молча стоял и смотрел вниз, хлопая глазами. </text:p>
      <text:p text:style-name="P21">Пегаска всё поняла. Она присела, как будто готовясь к прыжку. Я сделал маленький шажок назад, не желая прыгать.</text:p>
      <text:p text:style-name="P21">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1"/>
      <text:p text:style-name="P21">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1">Довольно скоро я оказался в захвате передних ноги пегаски и к моим воплям присоединился её протяжный визг.</text:p>
      <text:p text:style-name="P21">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19">…</text:p>
      <text:p text:style-name="P18"/>
      <text:p text:style-name="P14">- Да ты совсем чокнулась, коняга долбанутая! - заорал я, как только вынырнул, - я же мог разбиться!!!</text:p>
      <text:p text:style-name="P1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4"/>
      <text:p text:style-name="P14">Пегаска сникла.</text:p>
      <text:p text:style-name="P14">- Не могла…</text:p>
      <text:p text:style-name="P14">Она молча, не попытавшись смахнуть воду, отвернулась и развернула крыло. Где-то на половине длины второго сустава оно безжизненно свисало под неестественным углом.</text:p>
      <text:p text:style-name="P14">- Если бы могла летать - не задержалась бы в гнезде Агамемнона… Сломала вчера на вираже, когда уходила от погони.</text:p>
      <text:p text:style-name="P14"/>
      <text:p text:style-name="P14">У меня пересохло в горле.</text:p>
      <text:p text:style-name="P14"><text:span text:style-name="T6">- А как же..? Ох… - я хотел было спросить, </text:span><text:span text:style-name="T7">как она планировала уходить от Агамемнона</text:span><text:span text:style-name="T6">, но запнулся.</text:span></text:p>
      <text:p text:style-name="P17"/>
      <text:p text:style-name="P17"><text:soft-page-break/>Иногда ты довольно туго соображаешь, чувак! Жертвенность этой пони заслуживает большей награды, чем ты можешь дать сейчас.</text:p>
      <text:p text:style-name="P17"/>
      <text:p text:style-name="P17">Я примирительно потрепал пегаску по голубой гриве и неумело погладил по крупу, стряхивая воду.</text:p>
      <text:p text:style-name="P17">- Извини, подруга. Я ступил.</text:p>
      <text:p text:style-name="P17"/>
      <text:p text:style-name="P14">Та немедленно повернулась и по улыбке во всю ширину мордахи я понял, что прощён.</text:p>
      <text:p text:style-name="P14"/>
      <text:p text:style-name="P1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4">- Да уж, - я поёжился, - твой дедушка тобой гордился бы.</text:p>
      <text:p text:style-name="P1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4"/>
      <text:p text:style-name="P14">Я присвистнул.</text:p>
      <text:p text:style-name="P14">- Фигасе у тебя был дедуля. Как ты вообще выжила?</text:p>
      <text:p text:style-name="P14">Пегаска смутилась.</text:p>
      <text:p text:style-name="P1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4"><text:line-break/>Я попытался подбодрить лошадку и похлопал её по шее.</text:p>
      <text:p text:style-name="P14">- Не грусти. Крыло заживёт и ты снова будешь летать наперегонки с дедом! Или падать – что больше нравится.</text:p>
      <text:p text:style-name="P14"/>
      <text:p text:style-name="P14">У пегаски задрожали губы и уголки глаз подозрительно заблестели.</text:p>
      <text:p text:style-name="P14">- Не получится. Никогда-никогда. Он однажды улетел разгонять грозу и в облаке на полной скорости врезался в гору.</text:p>
      <text:p text:style-name="P14"/>
      <text:p text:style-name="P14">Да уж, чувак, ты умеешь утешать!</text:p>
      <text:p text:style-name="P14"/>
      <text:p text:style-name="P14">Я снова погладил пегаску. Та в ответ неожиданно сильно прижалась ко мне, помогая себе передней ногой.</text:p>
      <text:p text:style-name="P14">- Ай! - я свободной рукой отстранил поняху.</text:p>
      <text:p text:style-name="P14">- И-извини… Я расклеилась. Мне нужно было утешиться. Я думала, ты меня поймешь, - пробормотала пегаска и отвернулась.</text:p>
      <text:p text:style-name="P14"><text:soft-page-break/>- Да нет, не в том дело.</text:p>
      <text:p text:style-name="P14"/>
      <text:p text:style-name="P14">Я полез рукой под рубашку, нашаривая колющий грудь предмет.</text:p>
      <text:p text:style-name="P14"/>
      <text:p text:style-name="P14">- Ого! Что за хрень?</text:p>
      <text:p text:style-name="P14"/>
      <text:p text:style-name="P1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4"/>
      <text:p text:style-name="P14">-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4">- Естественно, не пегасье. Это моё украшение. Знать бы только, как оно у меня оказалось!</text:p>
      <text:p text:style-name="P14"/>
      <text:p text:style-name="P14">Я попытался снять цепочку, но не смог взять её в руку. Золотистое сияние охватило мою шею и мягко оттолкнуло руку прочь.</text:p>
      <text:p text:style-name="P14"/>
      <text:p text:style-name="P14">- Чего-о-о?!! Не понял!</text:p>
      <text:p text:style-name="P14"/>
      <text:p text:style-name="P1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4"/>
      <text:p text:style-name="P14">- Кажется, я понимаю, что спасло нас от Агамемнона!</text:p>
      <text:p text:style-name="P14">- Эмм… Ты?</text:p>
      <text:p text:style-name="P14"/>
      <text:p text:style-name="P14">Пегаска ткнула копытом в украшение. Золотое свечение остановило её ногу в сантиметре от моей груди.</text:p>
      <text:p text:style-name="P14"/>
      <text:p text:style-name="P14">- Я не о том. Вот то золотое марево, которое защитило нас от пламени дракона – это её копыт дело!</text:p>
      <text:p text:style-name="P14">- Её? - я почесал в затылке, - Тогда уже его. Украшение – оно. Блин, щекочется – а я даже снять его не могу!</text:p>
      <text:p text:style-name="P14">- Её. <text:s/>Украшение – кобылка, - растолковала пегаска. - Это тебе любой пони скажет.</text:p>
      <text:p text:style-name="P14"/>
      <text:p text:style-name="P1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4"><text:soft-page-break/>Я вздохнул и спрятал кулон обратно под рубаху.</text:p>
      <text:p text:style-name="P14"/>
      <text:p text:style-name="P14">- В общем, попытка номер два.</text:p>
      <text:p text:style-name="P14">- Ась? - недоумённо спросила пегаска.</text:p>
      <text:p text:style-name="P14"/>
      <text:p text:style-name="P14">Я в ответ осторожно, не касаясь повреждённого крыла, обнял её и прижал к себе покрепче.</text:p>
      <text:p text:style-name="P14">- Спасибо, что спасла меня. Серьёзно.</text:p>
      <text:p text:style-name="P14"/>
      <text:p text:style-name="P14">Я так и почувствовал, как расслабляется в моих руках поняха, буквально упёршись в меня грудью и положив голову на плечо.</text:p>
      <text:p text:style-name="P14">- Друзья зовут меня Джет.</text:p>
      <text:p text:style-name="P14">- Здорово, Джет! А меня зовут… Эмм…</text:p>
      <text:p text:style-name="P14"/>
      <text:p text:style-name="P14">Блин! Похоже, это ещё одна вещь, которую я не помню.</text:p>
      <text:p text:style-name="P14"/>
      <text:p text:style-name="P14">- Называй меня… Эээ… Хуман! Хуман из племени Хомо Сапиенсов.</text:p>
      <text:p text:style-name="P14">- Привет, Хуман! - пегаска с улыбкой отстранилась и потрясла мою руку, зажав её между копыт.</text:p>
      <text:p text:style-name="P14">- Привет, Джет!</text:p>
      <text:p text:style-name="P14">- Привет, красавчики!</text:p>
      <text:p text:style-name="P15"/>
      <text:p text:style-name="P23">Мы обернулись на голос и узрели с полдюжины копий, чуть ли не уткнувшихся нам в носы…</text:p>
      <text:p text:style-name="P23"/>
      <text:p text:style-name="P24">***</text:p>
      <text:p text:style-name="P15"/>
      <text:p text:style-name="P23">- Хуман из Хомо Сапиенсов! - возвращает меня к реальности гортанный голос полосатой целительницы, - Ты можешь войти. Пегаска нуждается в тебе.</text:p>
      <text:p text:style-name="P23"/>
      <text:h text:style-name="P40"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40" text:outline-level="2"><text:soft-page-break/>4</text:h>
      <text:p text:style-name="P23"/>
      <text:p text:style-name="P2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9">…сссшшш… военные расходы стали максимальными за всю историю наблюдения – говорится в ежегодном отчёте международной …шшш… </text:p>
      <text:p text:style-name="P29">…хррршшш… заступил на дежурство девятнадцатый дивизион ПВО дальнего …шшшсссссшшш… </text:p>
      <text:p text:style-name="P29"/>
      <text:p text:style-name="P2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Тот в ответ выхаркнул очередную порцию информации.</text:p>
      <text:p text:style-name="P23"/>
      <text:p text:style-name="P29">…шшсссшш… очередное заседание ООН, посвящённое предотвращению эскалации конфликта …хрр…</text:p>
      <text:p text:style-name="P2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9"/>
      <text:p text:style-name="P2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3"/>
      <text:p text:style-name="P19">Близилось время обеда. Я пожал плечами и побрёл в столовку.</text:p>
      <text:p text:style-name="P19"/>
      <text:p text:style-name="P19">…</text:p>
      <text:p text:style-name="P19"/>
      <text:p text:style-name="P19">-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23"/>
      <text:p text:style-name="P23"><text:soft-page-break/>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23"/>
      <text:p text:style-name="P23">-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23"/>
      <text:p text:style-name="P23">Диоген прервался, запив булку компотом. Вытерев рот рукавом и высморкавшись в салфетку, он продолжил.</text:p>
      <text:p text:style-name="P23"/>
      <text:p text:style-name="P23">-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3"/>
      <text:p text:style-name="P23">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3"/>
      <text:p text:style-name="P23">-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3"/>
      <text:p text:style-name="P23">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3"/>
      <text:p text:style-name="P23">-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3"/>
      <text:p text:style-name="P23"><text:soft-page-break/>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3">Крошка не двигалась.</text:p>
      <text:p text:style-name="P23">Я закрыл глаза, прижал пальцы рук к вискам и представил, как крошка поднимается в воздух и…</text:p>
      <text:p text:style-name="P23"/>
      <text:p text:style-name="P23">- Ты чего? У тебя что, голова болит? - Диоген встревожено тряс меня за плечо. - Хочешь леденец? Барбарисовый! Я вчера у Крыса выменял за сигарету.</text:p>
      <text:p text:style-name="P23"/>
      <text:p text:style-name="P23">Я открыл глаза. На месте крошки покоился локоть Диогена. Сам он участливо совал мне под нос леденец.</text:p>
      <text:p text:style-name="P2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3"/>
      <text:p text:style-name="P23">- Нет, всё в порядке, продолжай.</text:p>
      <text:p text:style-name="P23">-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3">Я вытер брызги слюны Диогена со лба.</text:p>
      <text:p text:style-name="P23"/>
      <text:p text:style-name="P23">- А война? - я отчаянно искал повод свалить в палату. Мне хотелось спать.</text:p>
      <text:p text:style-name="P23">- Что – война?</text:p>
      <text:p text:style-name="P23">- Если у нас произойдёт война – случится ли война в отражении? Скажем, вот в том, далёком – через десять волн?</text:p>
      <text:p text:style-name="P23"><text:soft-page-break/>-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23"/>
      <text:p text:style-name="P2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3"/>
      <text:p text:style-name="P23">…</text:p>
      <text:p text:style-name="P23"/>
      <text:p text:style-name="P23">- Дедлайн, танцуй! - судья Дредд окликнул меня на входе в палату.</text:p>
      <text:p text:style-name="P23"/>
      <text:p text:style-name="P23">Я повернул голову.</text:p>
      <text:p text:style-name="P23"/>
      <text:p text:style-name="P23">- Ты же не хотел переезжать в четвёртую палату? Так вот, перевод отменяется. Остаёшься в третьей своих пауков разводить.</text:p>
      <text:p text:style-name="P23"/>
      <text:p text:style-name="P23">“Неужто Алекс замолвил за меня словечко?” - пронеслось у меня в мыслях. - “Расстались мы с ним не на хорошей ноте. Что он потребует взамен?”</text:p>
      <text:p text:style-name="P23">- Да не смотри ты на меня, как кролик на удава! - отмахнулся Дредд, - новенький умер. Сегодня утром. Я как раз на утреннем осмотре был.</text:p>
      <text:p text:style-name="P23"/>
      <text:p text:style-name="P23">У меня перехватило дыхание.</text:p>
      <text:p text:style-name="P23"/>
      <text:p text:style-name="P23">- От чего он умер?</text:p>
      <text:p text:style-name="P2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3"/>
      <text:p text:style-name="P24">***</text:p>
      <text:p text:style-name="P23"/>
      <text:p text:style-name="P23">- Джет… - шепчу я тихонько.</text:p>
      <text:p text:style-name="P23"/>
      <text:p text:style-name="P23">Комок под серым пледом слабо шевелится.</text:p>
      <text:p text:style-name="P23"/>
      <text:p text:style-name="P23"><text:soft-page-break/>- Она очень слаба. Разговаривай с ней не более четверти часа, Хуман из Хомо Сапиенсов. Время пошло.</text:p>
      <text:p text:style-name="P23"/>
      <text:p text:style-name="P23">Зеррика ставит на полку возле кровати песочные часы и выходит.</text:p>
      <text:p text:style-name="P23"/>
      <text:p text:style-name="P23">- Джет!</text:p>
      <text:p text:style-name="P23">Из-под одеяла высовывается копыто и затаскивает мою руку под одеяло. К руке прижимается что-то тёплое и влажное.</text:p>
      <text:p text:style-name="P23">Я осторожно стаскиваю одеяло с пегаски. Та лежит на животе, вся спина перебинтована. Джет прижимает мою руку к заплаканной щеке.</text:p>
      <text:p text:style-name="P23"/>
      <text:p text:style-name="P2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3"/>
      <text:p text:style-name="P23">Я ногой придвигаю к кровати стул и сажусь на него. Свободной рукой треплю пегаску между ушами.</text:p>
      <text:p text:style-name="P23"/>
      <text:p text:style-name="P2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3"><text:s/></text:p>
      <text:p text:style-name="P2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3"/>
      <text:p text:style-name="P2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3"/>
      <text:p text:style-name="P2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3"/>
      <text:p text:style-name="P23">Я шутливо сжимаю её нос. </text:p>
      <text:p text:style-name="P23"/>
      <text:p text:style-name="P2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3">- Это уже мои проблемы.</text:p>
      <text:p text:style-name="P23">- <text:s/>Зато я отлично умею готовить гороховый суп. Кстати, а что такое “суицид”? - спрашивает пегаска сонным голосом и зевает.</text:p>
      <text:p text:style-name="P23"/>
      <text:p text:style-name="P23"><text:soft-page-break/>Я задумываюсь. В полумраке палатки тускло блестят доспехи Джет, сваленные кучей в углу.</text:p>
      <text:p text:style-name="P2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3"/>
      <text:p text:style-name="P23">- Хррр… я поняла… я буду бороться до конца… Хум… хррр…</text:p>
      <text:p text:style-name="P23"/>
      <text:p text:style-name="P23">- Хуман из Хомо Сапиенсов! Пора заканчивать визит.</text:p>
      <text:p text:style-name="P23"/>
      <text:p text:style-name="P23">Полог палатки раздвигается и Зеррика показывает мне копытом на часы, в которых пересыпаются последние песчинки.</text:p>
      <text:p text:style-name="P23">Я осторожно высвобождаю руку из захвата спящей Джет и поправляю ей одеяло.</text:p>
      <text:p text:style-name="P23"/>
      <text:p text:style-name="P23">- Когда она встанет на ноги?</text:p>
      <text:p text:style-name="P23">- Н<text:span text:style-name="T8">едели </text:span>будет достаточно, Хуман. Пегасы - крепкие создания. Ты можешь оставаться с нами до её выздоровления.</text:p>
      <text:p text:style-name="P23">- Спасибо вам. За всё. За Джет.</text:p>
      <text:p text:style-name="P23"/>
      <text:p text:style-name="P23">Зебра косит на меня изумрудным глазом.</text:p>
      <text:p text:style-name="P23"/>
      <text:p text:style-name="P2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3"/>
      <text:p text:style-name="P23">Я неверяще смотрю на Зеррику.</text:p>
      <text:p text:style-name="P23"/>
      <text:p text:style-name="P23">- Вы знали, что у Джет отвалится крыло и я буду мешать ей прыгнуть с обрыва?</text:p>
      <text:p text:style-name="P23"/>
      <text:p text:style-name="P23">Зебра смущается.</text:p>
      <text:p text:style-name="P23"/>
      <text:p text:style-name="P2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3">- Что за миссия? Я не то, что какую-то миссию – я не знаю даже, как меня зовут!</text:p>
      <text:p text:style-name="P23"/>
      <text:p text:style-name="P23"><text:soft-page-break/>Зеррика сочувствующе кивает.</text:p>
      <text:p text:style-name="P23"/>
      <text:p text:style-name="P2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3"/>
      <text:p text:style-name="P23">…</text:p>
      <text:p text:style-name="P23"/>
      <text:p text:style-name="P2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3"/>
      <text:p text:style-name="P23">- А, Большой М’боно! - приветствует меня Сенбе скрипучим голосом. - Заходи. Сенбе ждал тебя.</text:p>
      <text:p text:style-name="P23"/>
      <text:p text:style-name="P23">Зебра указывает копытом на мешок рядом. Я присаживаюсь. Зеррика почтительно склоняет голову перед старейшиной и <text:span text:style-name="T49">выходит из палатки</text:span>. Ящерица не мигая <text:s/>смотрит на нас из-под потолка.</text:p>
      <text:p text:style-name="P23"/>
      <text:p text:style-name="P23">- Почему ты зовёшь меня “Большой М’боно”? О какой ещё миссии вы говорите? Что ты узнал о мне прошлой весной? Каким хером я тут очутился? Кто я <text:span text:style-name="T49">такой</text:span>, чёрт меня подери <text:span text:style-name="T49">на мальтийский крест</text:span>?</text:p>
      <text:p text:style-name="P23"/>
      <text:p text:style-name="P23">Сенбе поднимает копыто, останавливая поток сознания.</text:p>
      <text:p text:style-name="P23"/>
      <text:p text:style-name="P23">- Слишком много вопросов для старого <text:span text:style-name="T49">шамана</text:span>. Большой М’боно слишком молод и зол. Совсем как Сенбе, когда он сам был молод, - с<text:span text:style-name="T49">тарейшина </text:span>усмехнулся. <text:span text:style-name="T49">- Сенбе прочитает тебе то, что сам узнал полгода назад во сне. Не спрашивай ни о чём сверх того. Сенбе не ответит — сам не знает.</text:span></text:p>
      <text:p text:style-name="P15">&lt;расписать больше быта у Сенбе&gt;</text:p>
      <text:p text:style-name="P3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3"/>
      <text:p text:style-name="P24">***</text:p>
      <text:p text:style-name="P23">&lt;<text:span text:style-name="T8">ывкпвпекываукпеыварпевыаерпкув</text:span>&gt;</text:p>
      <text:p text:style-name="P31"/>
      <text:p text:style-name="P24">***</text:p>
      <text:p text:style-name="P23"/>
      <text:p text:style-name="P23">Сенбе захлопывает книгу.</text:p>
      <text:p text:style-name="P23"><text:soft-page-break/></text:p>
      <text:p text:style-name="P23">- Большой Мбоно доволен? Сенбе ответил на твои вопросы?</text:p>
      <text:p text:style-name="P23">- Вполне, - с каменным лицом говорю я.</text:p>
      <text:p text:style-name="P2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3"/>
      <text:h text:style-name="P40"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8">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37">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text:soft-page-break/>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40" text:outline-level="2">5</text:h>
      <text:p text:style-name="P23">&lt;глава с фейковым Диалогом с Терминатором должна быть ПОСЛЕ договорённости с Крысом о побеге&gt;</text:p>
      <text:p text:style-name="P2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3"/>
      <text:p text:style-name="P1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34">Д</text:span><text:span text:style-name="T34">ва года</text:span><text:span text:style-name="T1"> прошло со времени моего последнего Урока, </text:span><text:span text:style-name="T1">но я отлично помню процедуру приветствия. Опыт не пропьёшь.</text:span></text:p>
      <text:p text:style-name="P23"/>
      <text:p text:style-name="P23"><text:span text:style-name="T39">С каждым последующим Учителем Хэвэн вела себя всё более жестоко. </text:span><text:span text:style-name="T39">Каждого последующего Учителя хватало на всё более короткое время.</text:span><text:span text:style-name="T39"> Я вышел из игры после первого года обучения – </text:span><text:span text:style-name="T39">и я был единственным, кто сделал это по своей воле</text:span><text:span text:style-name="T39">. Потом был тот парень, что </text:span><text:span text:style-name="T39">через полгода</text:span><text:span text:style-name="T39"> начал разговаривать с рыбками. Лежит в соседней палате. Потом был Диоген. Потом – Элвис. </text:span><text:span text:style-name="T39">Последним в нашу палату </text:span><text:span text:style-name="T39">вошёл</text:span><text:span text:style-name="T39"> Терминатор. </text:span><text:span text:style-name="T39">И, если судить по тому безымянному парню, что недавно умер в реанимации, больше новых пациентов не будет. Хэвэн перестала отпускать.</text:span></text:p>
      <text:p text:style-name="P15"/>
      <text:p text:style-name="P2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3">Что ж. Обманывать нехорошо, но для дела – можно.</text:p>
      <text:p text:style-name="P15">&lt;более детальное описание начала диалога. Сам диалог развернуть&gt;</text:p>
      <text:p text:style-name="P23">- Как мне звать тебя, учитель? - прошептал я ему на ухо. - Я желаю взять урок.</text:p>
      <text:p text:style-name="P15"/>
      <text:p text:style-name="P23">Зрачки Терминатора застыли. Губы замерли. Казалось, он перестал дышать.</text:p>
      <text:p text:style-name="P23">Прошли бесконечные полминуты, когда губы Терминатора дёрнулись.</text:p>
      <text:p text:style-name="P23"/>
      <text:p text:style-name="P23">- Оператор 34. Я готов учить тебя, Хэвэн, - прошептал он в ответ.</text:p>
      <text:p text:style-name="P23">- Приветствие принято, оператор 34. Начинаем диалог.</text:p>
      <text:p text:style-name="P23"/>
      <text:p text:style-name="P23"><text:soft-page-break/>Секунды сгорали одна за другой, как мотыльки в костре. Вопросы следовали один за другим в быстрой последовательности.</text:p>
      <text:p text:style-name="P23"/>
      <text:p text:style-name="P23">- До какого уровня ты дошёл, прежде чем сгорел?</text:p>
      <text:p text:style-name="P23">- До восьмого.</text:p>
      <text:p text:style-name="P23">- Как уцелеть на шестом уровне?</text:p>
      <text:p text:style-name="P23">- &lt;<text:span text:style-name="T8">sdfg</text:span>&gt;</text:p>
      <text:p text:style-name="P23">- Как ты прошёл седьмой уровень?</text:p>
      <text:p text:style-name="P23">- Пожертвовал &lt;<text:span text:style-name="T8">двадцатью годами воспоминаний</text:span>&gt;</text:p>
      <text:p text:style-name="P23">- Чего опасаться на восьмом?</text:p>
      <text:p text:style-name="P23"/>
      <text:p text:style-name="P23">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3"/>
      <text:p text:style-name="P23">- Любви. Опасайся её любви.</text:p>
      <text:p text:style-name="P23"/>
      <text:p text:style-name="P23">Терминатор откинулся на койку и закрыл его глаза.</text:p>
      <text:p text:style-name="P23"/>
      <text:p text:style-name="P23">- Сессия завершается, оператор 34. Закрываю диалог, - поспешно прошептал я.</text:p>
      <text:p text:style-name="P23">- До свидания, Хэвэн. Диалог закрыт, - с закрытыми глазами пробормотал Терминатор.</text:p>
      <text:p text:style-name="P23"/>
      <text:p text:style-name="P23">…</text:p>
      <text:p text:style-name="P23"/>
      <text:p text:style-name="P23">Белые чёрточки нарезали небо тонкими полосками. Восемь параллельных инверсионных следов, расползающихся ватными дорожками.</text:p>
      <text:p text:style-name="P2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3"/>
      <text:p text:style-name="P23">Я протянул руку и подкрутил ручку настройки ретранслятора. Пыльный ящик разразился очередной порцией свистов.</text:p>
      <text:p text:style-name="P23"/>
      <text:p text:style-name="P29">…ccшшш… могут быть спокойны - звено истребителей с самолётом аэроразведки АВАКС патрулируют небо над столицей. <text:span text:style-name="T39">Очередная партия </text:span><text:span text:style-name="T39">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29"><text:soft-page-break/></text:p>
      <text:p text:style-name="P19">Гул столовой заглушил хрип древнего аппарата.</text:p>
      <text:p text:style-name="P23"/>
      <text:p text:style-name="P24">***</text:p>
      <text:p text:style-name="P23"/>
      <text:p text:style-name="P23">- Чешется! - Джет ожесточённо трётся об меня спиной, высунув язык от удовольствия.</text:p>
      <text:p text:style-name="P23">- Да погоди ты! - я отпихиваю пегаску, - Потерпи два дня. Снимут бинты – тогда хоть до дыр чеши!</text:p>
      <text:p text:style-name="P23">- ЧЕ-ШЕТ-СЯ!!! - Джет с совершенно безумными глазами начинает чесаться о центральный столб палатки.</text:p>
      <text:p text:style-name="P23"/>
      <text:p text:style-name="P23">Тот явно не рассчитан на столь энергичных пациентов. Коротко треснув, столб валится набок, потянув за собой всё остальное.</text:p>
      <text:p text:style-name="P23"/>
      <text:p text:style-name="P23">- А х ты ж ё…!! - рухнувший полог палатки заглушает мои ругательства.</text:p>
      <text:p text:style-name="P23"/>
      <text:p text:style-name="P23">Изрядно пробарахтавшись в складках плотной ткани, я, наконец, прорываюсь на свободу.</text:p>
      <text:p text:style-name="P23"/>
      <text:p text:style-name="P2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3"/>
      <text:p text:style-name="P2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3">- ЭТО Я!!! Я САМА ОСВОБОДИЛАСЬ! - орёт Джет, - МНЕ НАДО!!!</text:p>
      <text:p text:style-name="P23"/>
      <text:p text:style-name="P2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3"/>
      <text:p text:style-name="P2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3"/>
      <text:p text:style-name="P23">Джет моментально замирает.</text:p>
      <text:p text:style-name="P23"/>
      <text:p text:style-name="P23">- Эээ… Ооо… Упс… Н-наденьте на меня, пожалуйста, бандажи… И привяжите к кровати – я не ручаюсь, что во сне не сорву их.</text:p>
      <text:p text:style-name="P23"/>
      <text:p text:style-name="P23"><text:soft-page-break/>Зеррика фейсхуфит. Потом воздевает глаза к потолку. Потом вздыхает.</text:p>
      <text:p text:style-name="P23"/>
      <text:p text:style-name="P2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3"/>
      <text:p text:style-name="P23">…</text:p>
      <text:p text:style-name="P23"/>
      <text:p text:style-name="P2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3"/>
      <text:p text:style-name="P23">- Поправь меня! Мне солнце прям в глаз светит!</text:p>
      <text:p text:style-name="P23"/>
      <text:p text:style-name="P23">Я пододвигаю крестовину.</text:p>
      <text:p text:style-name="P23"/>
      <text:p text:style-name="P23">- Итак, поехал он за аленьким цветочком.&lt;<text:span text:style-name="T8">шутливая </text:span><text:span text:style-name="T34">история</text:span>&gt;</text:p>
      <text:p text:style-name="P23"/>
      <text:h text:style-name="P40" text:outline-level="2">5.5</text:h>
      <text:p text:style-name="P1"/>
      <text:p text:style-name="P2">(обмен)</text:p>
      <text:p text:style-name="P2">&lt;<text:span text:style-name="T8">Селестия расслабляется, счастливые дни → </text:span><text:span text:style-name="T8">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8">&lt;Сцена с голым Аноном и Луной</text:span>&gt;</text:p>
      <text:p text:style-name="P1"/>
      <text:h text:style-name="P40" text:outline-level="2">6</text:h>
      <text:p text:style-name="P23"/>
      <text:p text:style-name="P23">Столовая гудела в обсуждении последней новости снаружи: перехода на продуктовые карточки.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8">расписать нагнетание предвоенной атморсферы</text:span>&gt;</text:p>
      <text:p text:style-name="P23">Я выкинул одноразовые тарелки в мусорный бак и собрался уходить, когда меня окликнули.</text:p>
      <text:p text:style-name="P23"/>
      <text:p text:style-name="P23">- Дедлайн, я рассчитал! Рассчитал!</text:p>
      <text:p text:style-name="P23"><text:soft-page-break/></text:p>
      <text:p text:style-name="P2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3"/>
      <text:p text:style-name="P23">- Я всё рассчитал! Десять!</text:p>
      <text:p text:style-name="P23"/>
      <text:p text:style-name="P2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3"/>
      <text:p text:style-name="P23">- Идём!</text:p>
      <text:p text:style-name="P23"/>
      <text:p text:style-name="P23">Палата Диогена была через одну с моей – надзирающий санитар Шопен лениво кивнул мне, пропуская внутрь.</text:p>
      <text:p text:style-name="P23">Подойдя к своей койке, Диоген нырнул в тумбочку чуть ли не по пояс.</text:p>
      <text:p text:style-name="P23"/>
      <text:p text:style-name="P23">- Сюда я его положил, лежал же где-то тут… Ага!</text:p>
      <text:p text:style-name="P23"/>
      <text:p text:style-name="P23">Диоген вытащил смятый листок.</text:p>
      <text:p text:style-name="P23"/>
      <text:p text:style-name="P23">- Сегодня ночью пришло вдохновение – рассчитал всё, как ты и спрашивал! Через десять волн – десять миллионов!</text:p>
      <text:p text:style-name="P2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3"/>
      <text:p text:style-name="P2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8">расписать</text:span>&gt;</text:p>
      <text:p text:style-name="P2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3">…</text:p>
      <text:p text:style-name="P2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3"><text:soft-page-break/></text:p>
      <text:p text:style-name="P2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3"/>
      <text:p text:style-name="P2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3"/>
      <text:p text:style-name="P24">***</text:p>
      <text:p text:style-name="P23"/>
      <text:p text:style-name="P23">- Четыре! Три! Два! Один! Снимай, - кивает мне Зеррика.</text:p>
      <text:p text:style-name="P23"/>
      <text:p text:style-name="P23">Я сдёргиваю разрезанные остатки повязки с Джет. Та уже стоит на полусогнутых, ожидая возможности как следует почесаться.</text:p>
      <text:p text:style-name="P23">- И-и-и-й-е-е-ех!</text:p>
      <text:p text:style-name="P23"/>
      <text:p text:style-name="P23">Одним прыжком Джет достигает ближайшей сосны и разворачивается к ней спиной. Выгибается, <text:s/>топает в предвкушении копытом и…</text:p>
      <text:p text:style-name="P23">И замирает..</text:p>
      <text:p text:style-name="P23">…</text:p>
      <text:p text:style-name="P23">- Джет, ты чего?</text:p>
      <text:p text:style-name="P23"/>
      <text:p text:style-name="P23">На лице пегаски появляется глупое выражение. Она словно прислушивается к чему-то внутри неё.</text:p>
      <text:p text:style-name="P23">Потом её мордаха несмело озаряется улыбкой. А за её спиной…</text:p>
      <text:p text:style-name="P23"/>
      <text:p text:style-name="P23">- Э-э-э… Что за… ?</text:p>
      <text:p text:style-name="P23"/>
      <text:p text:style-name="P2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8">равое</text:span> крыло – пегасье, голубое с перьями, а <text:s/><text:span text:style-name="T8">левое</text:span> – чёрное, кожистое и перепончатое, с кривым когтем на сгибе последнего сустава…</text:p>
      <text:p text:style-name="P23"/>
      <text:p text:style-name="P23">- Какого фига?! - Джет недоумённо смотрит на левое, потом осторожно захватывает зубами коготь и дёргает.</text:p>
      <text:p text:style-name="P23">- Ай!</text:p>
      <text:p text:style-name="P23"><text:soft-page-break/>-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3">- Что вы с ней сделали? - встреваю я. - Что это за уродское крыло?</text:p>
      <text:p text:style-name="P2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3"/>
      <text:p text:style-name="P23">- О-ФИ-ГЕТЬ! - Джет чешет когтем спину и её лицо расплывается в блаженстве. - Кру-у-уть!</text:p>
      <text:p text:style-name="P23">- Не забывай, юная пегаска: летать тебе можно только через неделю. <text:span text:style-name="T49">И никакого подъёма грузов в течении полугода -</text:span> <text:span text:style-name="T49">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3">- ХА-РА-ШО!!! - Джет подпрыгивает и мчится в долину, сбивая грудью полевые цветы.</text:p>
      <text:p text:style-name="P23"/>
      <text:p text:style-name="P2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3">Определённо, ты в долгу перед зебрами, Хуман!</text:p>
      <text:p text:style-name="P23"/>
      <text:p text:style-name="P23">- Спасибо тебе, Зеррика! Всем вам спасибо! За мной должок, - обращаюсь я к ней через плечо…</text:p>
      <text:p text:style-name="P23"/>
      <text:p text:style-name="P23">… Рядом со мной – никого. Лишь тёплый воздух дует мне в ответ и из долины доносятся радостные взвизги дурачащейся Джет.</text:p>
      <text:p text:style-name="P23">Как будто прошёл сон длиной в две недели, начавшийся кошмаром, но закончивш<text:span text:style-name="T49">и</text:span>йся солнцем и одуванчиками.</text:p>
      <text:p text:style-name="P23">Я спустился в долину и составил компанию пегаске.</text:p>
      <text:p text:style-name="P23"/>
      <text:h text:style-name="P40" text:outline-level="2">7</text:h>
      <text:p text:style-name="P23"/>
      <text:p text:style-name="P23">- Крыс! Эй, Крыс!</text:p>
      <text:p text:style-name="P3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3"><text:span text:style-name="T49">-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52">&lt;</text:span><text:span text:style-name="T50">попсой ТОЙ СТОРОНЫ</text:span><text:span text:style-name="T52">&gt;</text:span><text:span text:style-name="T49"> обнаружили — беднягу чуть инфаркт не схватил.</text:span></text:p>
      <text:p text:style-name="P23"><text:soft-page-break/><text:span text:style-name="T49"/></text:p>
      <text:p text:style-name="P23"><text:span text:style-name="T49">Выменять у Крыса хабар у нас означает «добыть». Где добывает хабар сам Крыс, остаётся загадкой. Хотя у меня были подозрения на сей счёт.</text:span></text:p>
      <text:p text:style-name="P23"><text:span text:style-name="T49"/></text:p>
      <text:p text:style-name="P23"><text:span text:style-name="T49">- Стой, не уходи, дело есть, - я схватил Крыса за плечо.</text:span></text:p>
      <text:p text:style-name="P23"><text:span text:style-name="T49"/></text:p>
      <text:p text:style-name="P23"><text:span text:style-name="T49">Тот хмуро зыркнул на меня и скинул руку.</text:span></text:p>
      <text:p text:style-name="P23"><text:span text:style-name="T49"/></text:p>
      <text:p text:style-name="P23"><text:span text:style-name="T49">- Чего тебе? Решил долг вернуть?</text:span></text:p>
      <text:p text:style-name="P23"><text:span text:style-name="T49">-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span></text:p>
      <text:p text:style-name="P23"><text:span text:style-name="T49">-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span></text:p>
      <text:p text:style-name="P23"><text:span text:style-name="T49"/></text:p>
      <text:p text:style-name="P23"><text:span text:style-name="T49">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span></text:p>
      <text:p text:style-name="P23"><text:span text:style-name="T49"/></text:p>
      <text:p text:style-name="P23"><text:span text:style-name="T49">- Да ладно! - не поверил Крыс, осторожно понюхав пробку бутылки. - Джек Дэниэлс ориджинал! Ты, случаем, не Санта Клаус?</text:span></text:p>
      <text:p text:style-name="P23"><text:span text:style-name="T49">- Это только задаток. Слушай сюда...</text:span></text:p>
      <text:p text:style-name="P23"/>
      <text:h text:style-name="P40" text:outline-level="2"><text:span text:style-name="T49">***</text:span></text:h>
      <text:p text:style-name="P23"><text:span text:style-name="T49"/></text:p>
      <text:p text:style-name="P23"><text:span text:style-name="T49">Джет прислушивается, оттопырив уши вперёд.</text:span></text:p>
      <text:p text:style-name="P23"><text:span text:style-name="T49"/></text:p>
      <text:p text:style-name="P23"><text:span text:style-name="T49">- Там треснула ветка! Я точно слышала!</text:span></text:p>
      <text:p text:style-name="P23"><text:span text:style-name="T49">- Да ладно тебе, Джет! Мы давным-давно оторвались от твердолобов — иначе за две недели у зебр они нас бы настигли.</text:span></text:p>
      <text:p text:style-name="P23"><text:span text:style-name="T49"/></text:p>
      <text:p text:style-name="P23"><text:span text:style-name="T49">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span></text:p>
      <text:p text:style-name="P23"><text:span text:style-name="T49"/></text:p>
      <text:p text:style-name="P23"><text:span text:style-name="T49">- Хмм!</text:span></text:p>
      <text:p text:style-name="P23"><text:soft-page-break/><text:span text:style-name="T49"/></text:p>
      <text:p text:style-name="P23"><text:span text:style-name="T4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text:span></text:p>
      <text:p text:style-name="P23"><text:span text:style-name="T49">Наконец пегаска приземляется.</text:span></text:p>
      <text:p text:style-name="P23"><text:span text:style-name="T49"/></text:p>
      <text:p text:style-name="P23"><text:span text:style-name="T49">- Показалось.</text:span></text:p>
      <text:p text:style-name="P23"><text:span text:style-name="T49"/></text:p>
      <text:p text:style-name="P23"><text:span text:style-name="T49">Мы продолжаем идти вдоль обрыва.</text:span></text:p>
      <text:p text:style-name="P23"><text:span text:style-name="T49">Зебры буквально спасли нас, прооперировав пегаску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span></text:p>
      <text:p text:style-name="P23"><text:span text:style-name="T49">Ждать полгода полного заживления крыла пегаски не вписывается в твои планы, Хуман!</text:span></text:p>
      <text:p text:style-name="P23"><text:span text:style-name="T49"/></text:p>
      <text:p text:style-name="P23"><text:span text:style-name="T49"/></text:p>
      <text:p text:style-name="P2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3"/>
      <text:p text:style-name="P23">&lt;Третья сюжетная линия – Обмен. <text:span text:style-name="T29">Вставки размышлений окаменевшей Сел — как выдержки энциклопедии из Донни Дарко — </text:span><text:span text:style-name="T29">сюжетная линия Обмена — продолжается вплоть до окаменения Сел. </text:span><text:span text:style-name="T29">Эпилог — Анон вырывается из временной петли (ему помогает Дедлайн с Анакорном) — и освобождает Сел</text:span><text:span text:style-name="T29">&gt;</text:span></text:p>
      <text:p text:style-name="P28"/>
      <text:p text:style-name="P1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5"/>
      <text:p text:style-name="P1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5"/>
      <text:p text:style-name="P15">&lt;Ещё одна глава. Больничный быт Дедлайна / Развитие болезни Джет. Одеяло&gt;</text:p>
      <text:p text:style-name="P28">(добавить <text:s/>быта в Чертогах Разума и общения с “овощами”)</text:p>
      <text:p text:style-name="P28"/>
      <text:p text:style-name="P34"/>
      <text:p text:style-name="P23"><text:soft-page-break/>пол’т на єкспериментальном образце первой ступени ракеті (остальніе не сделані)</text:p>
      <text:p text:style-name="P23"/>
      <text:p text:style-name="P23">===================================================</text:p>
      <text:p text:style-name="P23">… Вы и есть сопротивление!</text:p>
      <text:p text:style-name="P30">&lt;временная петля&gt;</text:p>
      <text:p text:style-name="P23"/>
      <text:p text:style-name="P23"/>
      <text:p text:style-name="P23"/>
      <text:p text:style-name="P2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8">#$@</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3"/>
      <text:p text:style-name="P23"/>
      <text:p text:style-name="P23"/>
      <text:p text:style-name="P23"/>
      <text:p text:style-name="P2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3"/>
      <text:p text:style-name="P31"><text:span text:style-name="T39">После знакомства с Сел Хуман касае</text:span><text:span text:style-name="T39">т</text:span><text:span text:style-name="T39">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span></text:p>
      <text:p text:style-name="P31">Действие начинается снова с <text:span text:style-name="T51">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31">(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31">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31"/>
      <text:p text:style-name="P23"/>
      <text:p text:style-name="P25"><text:soft-page-break/>&lt;<text:span text:style-name="T8">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5"/>
      <text:p text:style-name="P27"/>
      <text:p text:style-name="P15">(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5">Шаги Армагеддона;</text:p>
      <text:p text:style-name="P15"/>
      <text:p text:style-name="P15"/>
      <text:p text:style-name="P15">встреча с единорогами</text:p>
      <text:p text:style-name="P1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5">Потом – путешествие на “Хитрожопке”, апгрейд её до дирижабля</text:p>
      <text:p text:style-name="P15"/>
      <text:p text:style-name="P15">=========================================</text:p>
      <text:p text:style-name="P15"/>
      <text:p text:style-name="P1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5"/>
      <text:p text:style-name="P1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5">==========================================</text:p>
      <text:p text:style-name="P13">Анакорн Анону: Что-то мне твоё лицо кажется знакомым. Мы раньше встречались?</text:p>
      <text:p text:style-name="P15">- Каким образом? – усмехнулся Анон.</text:p>
      <text:p text:style-name="P1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4"/>
      <text:p text:style-name="P14"><text:soft-page-break/>- Как мне звать тебя, Учитель? - прозвучала стандартная фраза начала Диалога, - Я желаю взять у… Ооо!..</text:p>
      <text:p text:style-name="P14"/>
      <text:p text:style-name="P1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4"/>
      <text:p text:style-name="P14">- Мой первый Учитель… Я узнала тебя… Мне тебя не хватало.</text:p>
      <text:p text:style-name="P14"/>
      <text:p text:style-name="P14">Деревья расступились и на поляну вышла Хэвэн.</text:p>
      <text:p text:style-name="P14"/>
      <text:p text:style-name="P14">- Не могу сказать, что это взаимно, Хэв, -<text:span text:style-name="T8">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4"/>
      <text:p text:style-name="P1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4"/>
      <text:p text:style-name="P14"/>
      <text:p text:style-name="P1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4"/>
      <text:p text:style-name="P14">Хэвэн предлагает Дедлайну присесть на пенёк – тот отказывается (подозревает, что это – кресло).</text:p>
      <text:p text:style-name="P14">===============================================</text:p>
      <text:p text:style-name="P14"/>
      <text:p text:style-name="P14">Рэра чуть шевельнула ухом и немедленно открыла один глаз.</text:p>
      <text:p text:style-name="P14"/>
      <text:p text:style-name="P14">- ПАПА!!! ОН СОГЛАСЕН!!!</text:p>
      <text:p text:style-name="P15"/>
      <text:p text:style-name="P14">&lt;Pornis erectus&gt;</text:p>
      <text:p text:style-name="P14"><text:soft-page-break/>ТЫ! Я! КРОВАТЬ! БЫСТРО!!! (мамка из табуна Твердолобов)</text:p>
      <text:p text:style-name="P14">.</text:p>
      <text:p text:style-name="P14">.</text:p>
      <text:p text:style-name="P14">.</text:p>
      <text:p text:style-name="P14">&lt;Попадает в табун мамок и тёток, но его спасает Дейдра на Хитрожопке&gt;</text:p>
      <text:p text:style-name="P15">&lt;Хум видит молодую Селестию в латах&gt;</text:p>
      <text:p text:style-name="P15"/>
      <text:p text:style-name="P15"/>
      <text:p text:style-name="P1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4">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4">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4">Я закрыл глаза, запрокинул голову и засмеялся. И смеялся до тех пор, пока сияние не выжгло мне глаза.</text:p>
      <text:p text:style-name="P14">.</text:p>
      <text:p text:style-name="P14">.</text:p>
      <text:p text:style-name="P14">.</text:p>
      <text:p text:style-name="P21"><text:span text:style-name="T28">Сияние. </text:span><text:span text:style-name="T32">Оно п</text:span><text:span text:style-name="T28">овсюду. </text:span><text:span text:style-name="T32">Нет верха и низа, нет направлений и расстояний. Нет м</text:span><text:span text:style-name="T28">ыслей. Нет чувств. Нет времени. Есть только бесконечное сияние.</text:span></text:p>
      <text:p text:style-name="P35">В какой-то момент пришло осознание.</text:p>
      <text:p text:style-name="P36"/>
      <text:p text:style-name="P3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
      <text:p text:style-name="P21"><text:bookmark-start text:name="__DdeLink__26733_469402664"/>В абсолютном, всепоглощающем сиянии стали проступать очертания.<text:bookmark-end text:name="__DdeLink__26733_469402664"/></text:p>
      <text:p text:style-name="P21"/>
      <text:p text:style-name="P14">Длинный рог… Переливающийся каскад волн <text:span text:style-name="T1">необъятной</text:span><text:span text:style-name="T1"> </text:span>гривы… Огромные, бессильно распростёртые по полу крылья…. Пронзительный взгляд вишнёвых глаз из-под скрывающей полморды чёлки.</text:p>
      <text:p text:style-name="P14"/>
      <text:p text:style-name="P14">- Ты всё же пришёл… Мне хватило сил призвать тебя, Проводник… Кха-кха-кха…</text:p>
      <text:p text:style-name="P14">Она выкашляла пару клубов неестественно-яркого розового дыма.</text:p>
      <text:p text:style-name="P14"><text:soft-page-break/></text:p>
      <text:p text:style-name="P1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4"/>
      <text:p text:style-name="P1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4"/>
      <text:p text:style-name="P1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4"/>
      <text:p text:style-name="P14">Копыто крылатой единорожихи поехало по плитке пола, но, собравшись с силами, она выпрямилась.</text:p>
      <text:p text:style-name="P14"/>
      <text:p text:style-name="P1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4"/>
      <text:p text:style-name="P1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4">Больно, блин!</text:p>
      <text:p text:style-name="P14"/>
      <text:p text:style-name="P1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4"/>
      <text:p text:style-name="P1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4"/>
      <text:p text:style-name="P1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4">-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4"><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4"/>
      <text:p text:style-name="P1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5">- Не знаю. Я не успел понять, - пожал я плечами, - ты слишком рано забрала меня из психушки.</text:p>
      <text:p text:style-name="P14"/>
      <text:p text:style-name="P1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4"/>
      <text:p text:style-name="P1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5"/>
      <text:p text:style-name="P1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4"/>
      <text:p text:style-name="P1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5"/>
      <text:p text:style-name="P14">Слеза скатилась с морды аликорницы и она стёрла её сгибом крыла, размазывая розоватое желе по скуле.</text:p>
      <text:p text:style-name="P14"/>
      <text:p text:style-name="P14">- Помоги мне, Проводник! Ради моих маленьких пони… Будь проклята война и я вместе с ней…</text:p>
      <text:p text:style-name="P14"/>
      <text:p text:style-name="P14">Магическая лошадь заходится в продолжительном кашле, струйки розоватой слизи стекают с её крыльев <text:s/>и хвоста, собираясь в лужицы на полу.</text:p>
      <text:p text:style-name="P14">Склонившаяся над безжизненным телом фигура тает в розовом тумане… </text:p>
      <text:p text:style-name="P15"/>
      <text:p text:style-name="P15"/>
      <text:p text:style-name="P15"><text:soft-page-break/></text:p>
      <text:p text:style-name="P15"/>
      <text:p text:style-name="P15"/>
      <text:h text:style-name="P40" text:outline-level="2">Эпилог</text:h>
      <text:p text:style-name="P15"/>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oft-page-break/>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8">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8">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8">тут через картину с Аноном вваливается сам Анон. </text:span><text:span text:style-name="T8">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text:span text:style-name="T8">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8">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text:soft-page-break/>-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8">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text:soft-page-break/>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text:soft-page-break/>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5"/>
      <text:p text:style-name="P23">009 Sound System - Speak to Angels (<text:a xlink:type="simple" xlink:href="https://www.youtube.com/watch?v=6rAkn9OZT0k" text:style-name="Internet_20_link" text:visited-style-name="Visited_20_Internet_20_Link">https://www.youtube.com/watch?v=6rAkn9OZT0k</text:a>)</text:p>
      <text:p text:style-name="P23">Pink Floyd “Keep Talking” <text:a xlink:type="simple" xlink:href="https://www.youtube.com/watch?v=CVhYW6e3qc8" text:style-name="Internet_20_link" text:visited-style-name="Visited_20_Internet_20_Link">https://www.youtube.com/watch?v=CVhYW6e3qc8</text:a></text:p>
      <text:p text:style-name="P23"/>
      <text:p text:style-name="P23">Daft Punk - Veridis Quo</text:p>
      <text:p text:style-name="P23">https://www.youtube.com/watch?v=HhZaHf8RP6g</text:p>
      <text:p text:style-name="P23"><text:a xlink:type="simple" xlink:href="https://www.youtube.com/watch?v=ySLc8gZ3oEc" text:style-name="Internet_20_link" text:visited-style-name="Visited_20_Internet_20_Link">https://www.youtube.com/watch?v=ySLc8gZ3oEc</text:a></text:p>
      <text:p text:style-name="P23"/>
      <text:p text:style-name="P23">Eye Of The Tiger</text:p>
      <text:p text:style-name="P23"/>
      <text:p text:style-name="P23">Alphaville – Forever Young</text:p>
      <text:p text:style-name="P23">The Doors “Light My Fire”</text:p>
      <text:p text:style-name="P23">Pink Floyd “Another Brick In The Wall”</text:p>
      <text:p text:style-name="P23">Dire Straits “Money For No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0T23:54:35.199640047</meta:creation-date>
    <dc:date>2020-09-06T00:40:48.23</dc:date>
    <meta:editing-duration>P102DT17H30M26S</meta:editing-duration>
    <meta:editing-cycles>1365</meta:editing-cycles>
    <meta:generator>OpenOffice/4.1.1$Win32 OpenOffice.org_project/411m6$Build-9775</meta:generator>
    <dc:creator>макс </dc:creator>
    <meta:document-statistic meta:table-count="0" meta:image-count="0" meta:object-count="0" meta:page-count="70" meta:paragraph-count="1020" meta:word-count="21453" meta:character-count="136355"/>
  </office:meta>
</office:document-meta>
</file>